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table:formula="of:=[$Sheet2.A2]" office:value-type="string" office:string-value="LV" calcext:value-type="string">
            <text:p>LV</text:p>
          </table:table-cell>
          <table:table-cell office:value-type="string" calcext:value-type="string">
            <text:p>E5.5</text:p>
          </table:table-cell>
          <table:table-cell table:formula="of:=[$Sheet2.B2]" office:value-type="float" office:value="0.298780487804878" calcext:value-type="float">
            <text:p>0.298780487804878</text:p>
          </table:table-cell>
        </table:table-row>
        <table:table-row table:style-name="ro1">
          <table:table-cell table:formula="of:=[$Sheet2.A3]" office:value-type="string" office:string-value="RV" calcext:value-type="string">
            <text:p>RV</text:p>
          </table:table-cell>
          <table:table-cell office:value-type="string" calcext:value-type="string">
            <text:p>E5.5</text:p>
          </table:table-cell>
          <table:table-cell table:formula="of:=[$Sheet2.B3]" office:value-type="float" office:value="0.0884146341463415" calcext:value-type="float">
            <text:p>0.0884146341463415</text:p>
          </table:table-cell>
        </table:table-row>
        <table:table-row table:style-name="ro1">
          <table:table-cell table:formula="of:=[$Sheet2.A4]" office:value-type="string" office:string-value="OFT" calcext:value-type="string">
            <text:p>OFT</text:p>
          </table:table-cell>
          <table:table-cell office:value-type="string" calcext:value-type="string">
            <text:p>E5.5</text:p>
          </table:table-cell>
          <table:table-cell table:formula="of:=[$Sheet2.B4]" office:value-type="float" office:value="0.0304878048780488" calcext:value-type="float">
            <text:p>0.0304878048780488</text:p>
          </table:table-cell>
        </table:table-row>
        <table:table-row table:style-name="ro1">
          <table:table-cell table:formula="of:=[$Sheet2.A5]" office:value-type="string" office:string-value="AVC" calcext:value-type="string">
            <text:p>AVC</text:p>
          </table:table-cell>
          <table:table-cell office:value-type="string" calcext:value-type="string">
            <text:p>E5.5</text:p>
          </table:table-cell>
          <table:table-cell table:formula="of:=[$Sheet2.B5]" office:value-type="float" office:value="0.146341463414634" calcext:value-type="float">
            <text:p>0.146341463414634</text:p>
          </table:table-cell>
        </table:table-row>
        <table:table-row table:style-name="ro1">
          <table:table-cell table:formula="of:=[$Sheet2.A6]" office:value-type="string" office:string-value="Atria" calcext:value-type="string">
            <text:p>Atria</text:p>
          </table:table-cell>
          <table:table-cell office:value-type="string" calcext:value-type="string">
            <text:p>E5.5</text:p>
          </table:table-cell>
          <table:table-cell table:formula="of:=[$Sheet2.B6]" office:value-type="float" office:value="0.0914634146341463" calcext:value-type="float">
            <text:p>0.0914634146341463</text:p>
          </table:table-cell>
        </table:table-row>
        <table:table-row table:style-name="ro1">
          <table:table-cell table:formula="of:=[$Sheet2.A7]" office:value-type="string" office:string-value="Endo" calcext:value-type="string">
            <text:p>Endo</text:p>
          </table:table-cell>
          <table:table-cell office:value-type="string" calcext:value-type="string">
            <text:p>E5.5</text:p>
          </table:table-cell>
          <table:table-cell table:formula="of:=[$Sheet2.B7]" office:value-type="float" office:value="0.0365853658536585" calcext:value-type="float">
            <text:p>0.0365853658536585</text:p>
          </table:table-cell>
        </table:table-row>
        <table:table-row table:style-name="ro1">
          <table:table-cell table:formula="of:=[$Sheet2.A8]" office:value-type="string" office:string-value="Epi" calcext:value-type="string">
            <text:p>Epi</text:p>
          </table:table-cell>
          <table:table-cell office:value-type="string" calcext:value-type="string">
            <text:p>E5.5</text:p>
          </table:table-cell>
          <table:table-cell table:formula="of:=[$Sheet2.B8]" office:value-type="float" office:value="0.234756097560976" calcext:value-type="float">
            <text:p>0.234756097560976</text:p>
          </table:table-cell>
        </table:table-row>
        <table:table-row table:style-name="ro1">
          <table:table-cell table:formula="of:=[$Sheet2.A9]" office:value-type="string" office:string-value="Peri" calcext:value-type="string">
            <text:p>Peri</text:p>
          </table:table-cell>
          <table:table-cell office:value-type="string" calcext:value-type="string">
            <text:p>E5.5</text:p>
          </table:table-cell>
          <table:table-cell table:formula="of:=[$Sheet2.B9]" office:value-type="float" office:value="0.0731707317073171" calcext:value-type="float">
            <text:p>0.0731707317073171</text:p>
          </table:table-cell>
        </table:table-row>
        <table:table-row table:style-name="ro1">
          <table:table-cell table:formula="of:=[$Sheet2.A2]" office:value-type="string" office:string-value="LV" calcext:value-type="string">
            <text:p>LV</text:p>
          </table:table-cell>
          <table:table-cell office:value-type="string" calcext:value-type="string">
            <text:p>E5.5</text:p>
          </table:table-cell>
          <table:table-cell table:formula="of:=[$Sheet2.C2]" office:value-type="float" office:value="0.41025641025641" calcext:value-type="float">
            <text:p>0.41025641025641</text:p>
          </table:table-cell>
        </table:table-row>
        <table:table-row table:style-name="ro1">
          <table:table-cell table:formula="of:=[$Sheet2.A3]" office:value-type="string" office:string-value="RV" calcext:value-type="string">
            <text:p>RV</text:p>
          </table:table-cell>
          <table:table-cell office:value-type="string" calcext:value-type="string">
            <text:p>E5.5</text:p>
          </table:table-cell>
          <table:table-cell table:formula="of:=[$Sheet2.C3]" office:value-type="float" office:value="0.032051282051282" calcext:value-type="float">
            <text:p>0.032051282051282</text:p>
          </table:table-cell>
        </table:table-row>
        <table:table-row table:style-name="ro1">
          <table:table-cell table:formula="of:=[$Sheet2.A4]" office:value-type="string" office:string-value="OFT" calcext:value-type="string">
            <text:p>OFT</text:p>
          </table:table-cell>
          <table:table-cell office:value-type="string" calcext:value-type="string">
            <text:p>E5.5</text:p>
          </table:table-cell>
          <table:table-cell table:formula="of:=[$Sheet2.C4]" office:value-type="float" office:value="0.0448717948717949" calcext:value-type="float">
            <text:p>0.0448717948717949</text:p>
          </table:table-cell>
        </table:table-row>
        <table:table-row table:style-name="ro1">
          <table:table-cell table:formula="of:=[$Sheet2.A5]" office:value-type="string" office:string-value="AVC" calcext:value-type="string">
            <text:p>AVC</text:p>
          </table:table-cell>
          <table:table-cell office:value-type="string" calcext:value-type="string">
            <text:p>E5.5</text:p>
          </table:table-cell>
          <table:table-cell table:formula="of:=[$Sheet2.C5]" office:value-type="float" office:value="0.205128205128205" calcext:value-type="float">
            <text:p>0.205128205128205</text:p>
          </table:table-cell>
        </table:table-row>
        <table:table-row table:style-name="ro1">
          <table:table-cell table:formula="of:=[$Sheet2.A6]" office:value-type="string" office:string-value="Atria" calcext:value-type="string">
            <text:p>Atria</text:p>
          </table:table-cell>
          <table:table-cell office:value-type="string" calcext:value-type="string">
            <text:p>E5.5</text:p>
          </table:table-cell>
          <table:table-cell table:formula="of:=[$Sheet2.C6]" office:value-type="float" office:value="0.0769230769230769" calcext:value-type="float">
            <text:p>0.0769230769230769</text:p>
          </table:table-cell>
        </table:table-row>
        <table:table-row table:style-name="ro1">
          <table:table-cell table:formula="of:=[$Sheet2.A7]" office:value-type="string" office:string-value="Endo" calcext:value-type="string">
            <text:p>Endo</text:p>
          </table:table-cell>
          <table:table-cell office:value-type="string" calcext:value-type="string">
            <text:p>E5.5</text:p>
          </table:table-cell>
          <table:table-cell table:formula="of:=[$Sheet2.C7]" office:value-type="float" office:value="0.0512820512820513" calcext:value-type="float">
            <text:p>0.0512820512820513</text:p>
          </table:table-cell>
        </table:table-row>
        <table:table-row table:style-name="ro1">
          <table:table-cell table:formula="of:=[$Sheet2.A8]" office:value-type="string" office:string-value="Epi" calcext:value-type="string">
            <text:p>Epi</text:p>
          </table:table-cell>
          <table:table-cell office:value-type="string" calcext:value-type="string">
            <text:p>E5.5</text:p>
          </table:table-cell>
          <table:table-cell table:formula="of:=[$Sheet2.C8]" office:value-type="float" office:value="0.134615384615385" calcext:value-type="float">
            <text:p>0.134615384615385</text:p>
          </table:table-cell>
        </table:table-row>
        <table:table-row table:style-name="ro1">
          <table:table-cell table:formula="of:=[$Sheet2.A9]" office:value-type="string" office:string-value="Peri" calcext:value-type="string">
            <text:p>Peri</text:p>
          </table:table-cell>
          <table:table-cell office:value-type="string" calcext:value-type="string">
            <text:p>E5.5</text:p>
          </table:table-cell>
          <table:table-cell table:formula="of:=[$Sheet2.C9]" office:value-type="float" office:value="0.0448717948717949" calcext:value-type="float">
            <text:p>0.0448717948717949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E6.5</text:p>
          </table:table-cell>
          <table:table-cell table:formula="of:=[$Sheet2.D2]" office:value-type="float" office:value="0.308724832214765" calcext:value-type="float">
            <text:p>0.308724832214765</text:p>
          </table:table-cell>
        </table:table-row>
        <table:table-row table:style-name="ro1">
          <table:table-cell office:value-type="string" calcext:value-type="string">
            <text:p>RV</text:p>
          </table:table-cell>
          <table:table-cell office:value-type="string" calcext:value-type="string">
            <text:p>E6.5</text:p>
          </table:table-cell>
          <table:table-cell table:formula="of:=[$Sheet2.D3]" office:value-type="float" office:value="0.0429530201342282" calcext:value-type="float">
            <text:p>0.0429530201342282</text:p>
          </table:table-cell>
        </table:table-row>
        <table:table-row table:style-name="ro1">
          <table:table-cell office:value-type="string" calcext:value-type="string">
            <text:p>OFT</text:p>
          </table:table-cell>
          <table:table-cell office:value-type="string" calcext:value-type="string">
            <text:p>E6.5</text:p>
          </table:table-cell>
          <table:table-cell table:formula="of:=[$Sheet2.D4]" office:value-type="float" office:value="0.0295302013422819" calcext:value-type="float">
            <text:p>0.0295302013422819</text:p>
          </table:table-cell>
        </table:table-row>
        <table:table-row table:style-name="ro1">
          <table:table-cell office:value-type="string" calcext:value-type="string">
            <text:p>AVC</text:p>
          </table:table-cell>
          <table:table-cell office:value-type="string" calcext:value-type="string">
            <text:p>E6.5</text:p>
          </table:table-cell>
          <table:table-cell table:formula="of:=[$Sheet2.D5]" office:value-type="float" office:value="0.12751677852349" calcext:value-type="float">
            <text:p>0.12751677852349</text:p>
          </table:table-cell>
        </table:table-row>
        <table:table-row table:style-name="ro1">
          <table:table-cell office:value-type="string" calcext:value-type="string">
            <text:p>Atria</text:p>
          </table:table-cell>
          <table:table-cell office:value-type="string" calcext:value-type="string">
            <text:p>E6.5</text:p>
          </table:table-cell>
          <table:table-cell table:formula="of:=[$Sheet2.D6]" office:value-type="float" office:value="0.0201342281879195" calcext:value-type="float">
            <text:p>0.0201342281879195</text:p>
          </table:table-cell>
        </table:table-row>
        <table:table-row table:style-name="ro1">
          <table:table-cell office:value-type="string" calcext:value-type="string">
            <text:p>Endo</text:p>
          </table:table-cell>
          <table:table-cell office:value-type="string" calcext:value-type="string">
            <text:p>E6.5</text:p>
          </table:table-cell>
          <table:table-cell table:formula="of:=[$Sheet2.D7]" office:value-type="float" office:value="0.0926174496644295" calcext:value-type="float">
            <text:p>0.0926174496644295</text:p>
          </table:table-cell>
        </table:table-row>
        <table:table-row table:style-name="ro1">
          <table:table-cell office:value-type="string" calcext:value-type="string">
            <text:p>Epi</text:p>
          </table:table-cell>
          <table:table-cell office:value-type="string" calcext:value-type="string">
            <text:p>E6.5</text:p>
          </table:table-cell>
          <table:table-cell table:formula="of:=[$Sheet2.D8]" office:value-type="float" office:value="0.29261744966443" calcext:value-type="float">
            <text:p>0.29261744966443</text:p>
          </table:table-cell>
        </table:table-row>
        <table:table-row table:style-name="ro1">
          <table:table-cell office:value-type="string" calcext:value-type="string">
            <text:p>Peri</text:p>
          </table:table-cell>
          <table:table-cell office:value-type="string" calcext:value-type="string">
            <text:p>E6.5</text:p>
          </table:table-cell>
          <table:table-cell table:formula="of:=[$Sheet2.D9]" office:value-type="float" office:value="0.0859060402684564" calcext:value-type="float">
            <text:p>0.0859060402684564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E6.5</text:p>
          </table:table-cell>
          <table:table-cell table:formula="of:=[$Sheet2.E2]" office:value-type="float" office:value="0.25990099009901" calcext:value-type="float">
            <text:p>0.25990099009901</text:p>
          </table:table-cell>
        </table:table-row>
        <table:table-row table:style-name="ro1">
          <table:table-cell office:value-type="string" calcext:value-type="string">
            <text:p>RV</text:p>
          </table:table-cell>
          <table:table-cell office:value-type="string" calcext:value-type="string">
            <text:p>E6.5</text:p>
          </table:table-cell>
          <table:table-cell table:formula="of:=[$Sheet2.E3]" office:value-type="float" office:value="0.0433168316831683" calcext:value-type="float">
            <text:p>0.0433168316831683</text:p>
          </table:table-cell>
        </table:table-row>
        <table:table-row table:style-name="ro1">
          <table:table-cell office:value-type="string" calcext:value-type="string">
            <text:p>OFT</text:p>
          </table:table-cell>
          <table:table-cell office:value-type="string" calcext:value-type="string">
            <text:p>E6.5</text:p>
          </table:table-cell>
          <table:table-cell table:formula="of:=[$Sheet2.E4]" office:value-type="float" office:value="0.0099009900990099" calcext:value-type="float">
            <text:p>0.0099009900990099</text:p>
          </table:table-cell>
        </table:table-row>
        <table:table-row table:style-name="ro1">
          <table:table-cell office:value-type="string" calcext:value-type="string">
            <text:p>AVC</text:p>
          </table:table-cell>
          <table:table-cell office:value-type="string" calcext:value-type="string">
            <text:p>E6.5</text:p>
          </table:table-cell>
          <table:table-cell table:formula="of:=[$Sheet2.E5]" office:value-type="float" office:value="0.21039603960396" calcext:value-type="float">
            <text:p>0.21039603960396</text:p>
          </table:table-cell>
        </table:table-row>
        <table:table-row table:style-name="ro1">
          <table:table-cell office:value-type="string" calcext:value-type="string">
            <text:p>Atria</text:p>
          </table:table-cell>
          <table:table-cell office:value-type="string" calcext:value-type="string">
            <text:p>E6.5</text:p>
          </table:table-cell>
          <table:table-cell table:formula="of:=[$Sheet2.E6]" office:value-type="float" office:value="0.0297029702970297" calcext:value-type="float">
            <text:p>0.0297029702970297</text:p>
          </table:table-cell>
        </table:table-row>
        <table:table-row table:style-name="ro1">
          <table:table-cell office:value-type="string" calcext:value-type="string">
            <text:p>Endo</text:p>
          </table:table-cell>
          <table:table-cell office:value-type="string" calcext:value-type="string">
            <text:p>E6.5</text:p>
          </table:table-cell>
          <table:table-cell table:formula="of:=[$Sheet2.E7]" office:value-type="float" office:value="0.107673267326733" calcext:value-type="float">
            <text:p>0.107673267326733</text:p>
          </table:table-cell>
        </table:table-row>
        <table:table-row table:style-name="ro1">
          <table:table-cell office:value-type="string" calcext:value-type="string">
            <text:p>Epi</text:p>
          </table:table-cell>
          <table:table-cell office:value-type="string" calcext:value-type="string">
            <text:p>E6.5</text:p>
          </table:table-cell>
          <table:table-cell table:formula="of:=[$Sheet2.E8]" office:value-type="float" office:value="0.284653465346535" calcext:value-type="float">
            <text:p>0.284653465346535</text:p>
          </table:table-cell>
        </table:table-row>
        <table:table-row table:style-name="ro1">
          <table:table-cell office:value-type="string" calcext:value-type="string">
            <text:p>Peri</text:p>
          </table:table-cell>
          <table:table-cell office:value-type="string" calcext:value-type="string">
            <text:p>E6.5</text:p>
          </table:table-cell>
          <table:table-cell table:formula="of:=[$Sheet2.E9]" office:value-type="float" office:value="0.0544554455445545" calcext:value-type="float">
            <text:p>0.0544554455445545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E7.5</text:p>
          </table:table-cell>
          <table:table-cell table:formula="of:=[$Sheet2.F2]" office:value-type="float" office:value="0.189933523266857" calcext:value-type="float">
            <text:p>0.189933523266857</text:p>
          </table:table-cell>
        </table:table-row>
        <table:table-row table:style-name="ro1">
          <table:table-cell office:value-type="string" calcext:value-type="string">
            <text:p>RV</text:p>
          </table:table-cell>
          <table:table-cell office:value-type="string" calcext:value-type="string">
            <text:p>E7.5</text:p>
          </table:table-cell>
          <table:table-cell table:formula="of:=[$Sheet2.F3]" office:value-type="float" office:value="0.1329534662868" calcext:value-type="float">
            <text:p>0.1329534662868</text:p>
          </table:table-cell>
        </table:table-row>
        <table:table-row table:style-name="ro1">
          <table:table-cell office:value-type="string" calcext:value-type="string">
            <text:p>OFT</text:p>
          </table:table-cell>
          <table:table-cell office:value-type="string" calcext:value-type="string">
            <text:p>E7.5</text:p>
          </table:table-cell>
          <table:table-cell table:formula="of:=[$Sheet2.F4]" office:value-type="float" office:value="0.191832858499525" calcext:value-type="float">
            <text:p>0.191832858499525</text:p>
          </table:table-cell>
        </table:table-row>
        <table:table-row table:style-name="ro1">
          <table:table-cell office:value-type="string" calcext:value-type="string">
            <text:p>AVC</text:p>
          </table:table-cell>
          <table:table-cell office:value-type="string" calcext:value-type="string">
            <text:p>E7.5</text:p>
          </table:table-cell>
          <table:table-cell table:formula="of:=[$Sheet2.F5]" office:value-type="float" office:value="0.123456790123457" calcext:value-type="float">
            <text:p>0.123456790123457</text:p>
          </table:table-cell>
        </table:table-row>
        <table:table-row table:style-name="ro1">
          <table:table-cell office:value-type="string" calcext:value-type="string">
            <text:p>Atria</text:p>
          </table:table-cell>
          <table:table-cell office:value-type="string" calcext:value-type="string">
            <text:p>E7.5</text:p>
          </table:table-cell>
          <table:table-cell table:formula="of:=[$Sheet2.F6]" office:value-type="float" office:value="0.125356125356125" calcext:value-type="float">
            <text:p>0.125356125356125</text:p>
          </table:table-cell>
        </table:table-row>
        <table:table-row table:style-name="ro1">
          <table:table-cell office:value-type="string" calcext:value-type="string">
            <text:p>Endo</text:p>
          </table:table-cell>
          <table:table-cell office:value-type="string" calcext:value-type="string">
            <text:p>E7.5</text:p>
          </table:table-cell>
          <table:table-cell table:formula="of:=[$Sheet2.F7]" office:value-type="float" office:value="0.0398860398860399" calcext:value-type="float">
            <text:p>0.0398860398860399</text:p>
          </table:table-cell>
        </table:table-row>
        <table:table-row table:style-name="ro1">
          <table:table-cell office:value-type="string" calcext:value-type="string">
            <text:p>Epi</text:p>
          </table:table-cell>
          <table:table-cell office:value-type="string" calcext:value-type="string">
            <text:p>E7.5</text:p>
          </table:table-cell>
          <table:table-cell table:formula="of:=[$Sheet2.F8]" office:value-type="float" office:value="0.128205128205128" calcext:value-type="float">
            <text:p>0.128205128205128</text:p>
          </table:table-cell>
        </table:table-row>
        <table:table-row table:style-name="ro1">
          <table:table-cell office:value-type="string" calcext:value-type="string">
            <text:p>Peri</text:p>
          </table:table-cell>
          <table:table-cell office:value-type="string" calcext:value-type="string">
            <text:p>E7.5</text:p>
          </table:table-cell>
          <table:table-cell table:formula="of:=[$Sheet2.F9]" office:value-type="float" office:value="0.0683760683760684" calcext:value-type="float">
            <text:p>0.0683760683760684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E7.5</text:p>
          </table:table-cell>
          <table:table-cell table:formula="of:=[$Sheet2.G2]" office:value-type="float" office:value="0.23826714801444" calcext:value-type="float">
            <text:p>0.23826714801444</text:p>
          </table:table-cell>
        </table:table-row>
        <table:table-row table:style-name="ro1">
          <table:table-cell office:value-type="string" calcext:value-type="string">
            <text:p>RV</text:p>
          </table:table-cell>
          <table:table-cell office:value-type="string" calcext:value-type="string">
            <text:p>E7.5</text:p>
          </table:table-cell>
          <table:table-cell table:formula="of:=[$Sheet2.G3]" office:value-type="float" office:value="0.144404332129964" calcext:value-type="float">
            <text:p>0.144404332129964</text:p>
          </table:table-cell>
        </table:table-row>
        <table:table-row table:style-name="ro1">
          <table:table-cell office:value-type="string" calcext:value-type="string">
            <text:p>OFT</text:p>
          </table:table-cell>
          <table:table-cell office:value-type="string" calcext:value-type="string">
            <text:p>E7.5</text:p>
          </table:table-cell>
          <table:table-cell table:formula="of:=[$Sheet2.G4]" office:value-type="float" office:value="0.125150421179302" calcext:value-type="float">
            <text:p>0.125150421179302</text:p>
          </table:table-cell>
        </table:table-row>
        <table:table-row table:style-name="ro1">
          <table:table-cell office:value-type="string" calcext:value-type="string">
            <text:p>AVC</text:p>
          </table:table-cell>
          <table:table-cell office:value-type="string" calcext:value-type="string">
            <text:p>E7.5</text:p>
          </table:table-cell>
          <table:table-cell table:formula="of:=[$Sheet2.G5]" office:value-type="float" office:value="0.075812274368231" calcext:value-type="float">
            <text:p>0.075812274368231</text:p>
          </table:table-cell>
        </table:table-row>
        <table:table-row table:style-name="ro1">
          <table:table-cell office:value-type="string" calcext:value-type="string">
            <text:p>Atria</text:p>
          </table:table-cell>
          <table:table-cell office:value-type="string" calcext:value-type="string">
            <text:p>E7.5</text:p>
          </table:table-cell>
          <table:table-cell table:formula="of:=[$Sheet2.G6]" office:value-type="float" office:value="0.0685920577617329" calcext:value-type="float">
            <text:p>0.0685920577617329</text:p>
          </table:table-cell>
        </table:table-row>
        <table:table-row table:style-name="ro1">
          <table:table-cell office:value-type="string" calcext:value-type="string">
            <text:p>Endo</text:p>
          </table:table-cell>
          <table:table-cell office:value-type="string" calcext:value-type="string">
            <text:p>E7.5</text:p>
          </table:table-cell>
          <table:table-cell table:formula="of:=[$Sheet2.G7]" office:value-type="float" office:value="0.01323706377858" calcext:value-type="float">
            <text:p>0.01323706377858</text:p>
          </table:table-cell>
        </table:table-row>
        <table:table-row table:style-name="ro1">
          <table:table-cell office:value-type="string" calcext:value-type="string">
            <text:p>Epi</text:p>
          </table:table-cell>
          <table:table-cell office:value-type="string" calcext:value-type="string">
            <text:p>E7.5</text:p>
          </table:table-cell>
          <table:table-cell table:formula="of:=[$Sheet2.G8]" office:value-type="float" office:value="0.110709987966306" calcext:value-type="float">
            <text:p>0.110709987966306</text:p>
          </table:table-cell>
        </table:table-row>
        <table:table-row table:style-name="ro1">
          <table:table-cell office:value-type="string" calcext:value-type="string">
            <text:p>Peri</text:p>
          </table:table-cell>
          <table:table-cell office:value-type="string" calcext:value-type="string">
            <text:p>E7.5</text:p>
          </table:table-cell>
          <table:table-cell table:formula="of:=[$Sheet2.G9]" office:value-type="float" office:value="0.223826714801444" calcext:value-type="float">
            <text:p>0.223826714801444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E7.5</text:p>
          </table:table-cell>
          <table:table-cell table:formula="of:=[$Sheet2.H2]" office:value-type="float" office:value="0.183006535947712" calcext:value-type="float">
            <text:p>0.183006535947712</text:p>
          </table:table-cell>
        </table:table-row>
        <table:table-row table:style-name="ro1">
          <table:table-cell office:value-type="string" calcext:value-type="string">
            <text:p>RV</text:p>
          </table:table-cell>
          <table:table-cell office:value-type="string" calcext:value-type="string">
            <text:p>E7.5</text:p>
          </table:table-cell>
          <table:table-cell table:formula="of:=[$Sheet2.H3]" office:value-type="float" office:value="0.103267973856209" calcext:value-type="float">
            <text:p>0.103267973856209</text:p>
          </table:table-cell>
        </table:table-row>
        <table:table-row table:style-name="ro1">
          <table:table-cell office:value-type="string" calcext:value-type="string">
            <text:p>OFT</text:p>
          </table:table-cell>
          <table:table-cell office:value-type="string" calcext:value-type="string">
            <text:p>E7.5</text:p>
          </table:table-cell>
          <table:table-cell table:formula="of:=[$Sheet2.H4]" office:value-type="float" office:value="0.113725490196078" calcext:value-type="float">
            <text:p>0.113725490196078</text:p>
          </table:table-cell>
        </table:table-row>
        <table:table-row table:style-name="ro1">
          <table:table-cell office:value-type="string" calcext:value-type="string">
            <text:p>AVC</text:p>
          </table:table-cell>
          <table:table-cell office:value-type="string" calcext:value-type="string">
            <text:p>E7.5</text:p>
          </table:table-cell>
          <table:table-cell table:formula="of:=[$Sheet2.H5]" office:value-type="float" office:value="0.0888888888888889" calcext:value-type="float">
            <text:p>0.0888888888888889</text:p>
          </table:table-cell>
        </table:table-row>
        <table:table-row table:style-name="ro1">
          <table:table-cell office:value-type="string" calcext:value-type="string">
            <text:p>Atria</text:p>
          </table:table-cell>
          <table:table-cell office:value-type="string" calcext:value-type="string">
            <text:p>E7.5</text:p>
          </table:table-cell>
          <table:table-cell table:formula="of:=[$Sheet2.H6]" office:value-type="float" office:value="0.125490196078431" calcext:value-type="float">
            <text:p>0.125490196078431</text:p>
          </table:table-cell>
        </table:table-row>
        <table:table-row table:style-name="ro1">
          <table:table-cell office:value-type="string" calcext:value-type="string">
            <text:p>Endo</text:p>
          </table:table-cell>
          <table:table-cell office:value-type="string" calcext:value-type="string">
            <text:p>E7.5</text:p>
          </table:table-cell>
          <table:table-cell table:formula="of:=[$Sheet2.H7]" office:value-type="float" office:value="0.0758169934640523" calcext:value-type="float">
            <text:p>0.0758169934640523</text:p>
          </table:table-cell>
        </table:table-row>
        <table:table-row table:style-name="ro1">
          <table:table-cell office:value-type="string" calcext:value-type="string">
            <text:p>Epi</text:p>
          </table:table-cell>
          <table:table-cell office:value-type="string" calcext:value-type="string">
            <text:p>E7.5</text:p>
          </table:table-cell>
          <table:table-cell table:formula="of:=[$Sheet2.H8]" office:value-type="float" office:value="0.173856209150327" calcext:value-type="float">
            <text:p>0.173856209150327</text:p>
          </table:table-cell>
        </table:table-row>
        <table:table-row table:style-name="ro1">
          <table:table-cell office:value-type="string" calcext:value-type="string">
            <text:p>Peri</text:p>
          </table:table-cell>
          <table:table-cell office:value-type="string" calcext:value-type="string">
            <text:p>E7.5</text:p>
          </table:table-cell>
          <table:table-cell table:formula="of:=[$Sheet2.H9]" office:value-type="float" office:value="0.135947712418301" calcext:value-type="float">
            <text:p>0.135947712418301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E5.5</text:p>
          </table:table-cell>
          <table:table-cell table:formula="of:=[$Sheet2.I2]" office:value-type="float" office:value="0.294871794871795" calcext:value-type="float">
            <text:p>0.294871794871795</text:p>
          </table:table-cell>
        </table:table-row>
        <table:table-row table:style-name="ro1">
          <table:table-cell office:value-type="string" calcext:value-type="string">
            <text:p>RV</text:p>
          </table:table-cell>
          <table:table-cell office:value-type="string" calcext:value-type="string">
            <text:p>E5.5</text:p>
          </table:table-cell>
          <table:table-cell table:formula="of:=[$Sheet2.I3]" office:value-type="float" office:value="0.0641025641025641" calcext:value-type="float">
            <text:p>0.0641025641025641</text:p>
          </table:table-cell>
        </table:table-row>
        <table:table-row table:style-name="ro1">
          <table:table-cell office:value-type="string" calcext:value-type="string">
            <text:p>OFT</text:p>
          </table:table-cell>
          <table:table-cell office:value-type="string" calcext:value-type="string">
            <text:p>E5.5</text:p>
          </table:table-cell>
          <table:table-cell table:formula="of:=[$Sheet2.I4]" office:value-type="float" office:value="0.032051282051282" calcext:value-type="float">
            <text:p>0.032051282051282</text:p>
          </table:table-cell>
        </table:table-row>
        <table:table-row table:style-name="ro1">
          <table:table-cell office:value-type="string" calcext:value-type="string">
            <text:p>AVC</text:p>
          </table:table-cell>
          <table:table-cell office:value-type="string" calcext:value-type="string">
            <text:p>E5.5</text:p>
          </table:table-cell>
          <table:table-cell table:formula="of:=[$Sheet2.I5]" office:value-type="float" office:value="0.217948717948718" calcext:value-type="float">
            <text:p>0.217948717948718</text:p>
          </table:table-cell>
        </table:table-row>
        <table:table-row table:style-name="ro1">
          <table:table-cell office:value-type="string" calcext:value-type="string">
            <text:p>Atria</text:p>
          </table:table-cell>
          <table:table-cell office:value-type="string" calcext:value-type="string">
            <text:p>E5.5</text:p>
          </table:table-cell>
          <table:table-cell table:formula="of:=[$Sheet2.I6]" office:value-type="float" office:value="0.0897435897435897" calcext:value-type="float">
            <text:p>0.0897435897435897</text:p>
          </table:table-cell>
        </table:table-row>
        <table:table-row table:style-name="ro1">
          <table:table-cell office:value-type="string" calcext:value-type="string">
            <text:p>Endo</text:p>
          </table:table-cell>
          <table:table-cell office:value-type="string" calcext:value-type="string">
            <text:p>E5.5</text:p>
          </table:table-cell>
          <table:table-cell table:formula="of:=[$Sheet2.I7]" office:value-type="float" office:value="0.0769230769230769" calcext:value-type="float">
            <text:p>0.0769230769230769</text:p>
          </table:table-cell>
        </table:table-row>
        <table:table-row table:style-name="ro1">
          <table:table-cell office:value-type="string" calcext:value-type="string">
            <text:p>Epi</text:p>
          </table:table-cell>
          <table:table-cell office:value-type="string" calcext:value-type="string">
            <text:p>E5.5</text:p>
          </table:table-cell>
          <table:table-cell table:formula="of:=[$Sheet2.I8]" office:value-type="float" office:value="0.0897435897435897" calcext:value-type="float">
            <text:p>0.0897435897435897</text:p>
          </table:table-cell>
        </table:table-row>
        <table:table-row table:style-name="ro1">
          <table:table-cell office:value-type="string" calcext:value-type="string">
            <text:p>Peri</text:p>
          </table:table-cell>
          <table:table-cell office:value-type="string" calcext:value-type="string">
            <text:p>E5.5</text:p>
          </table:table-cell>
          <table:table-cell table:formula="of:=[$Sheet2.I9]" office:value-type="float" office:value="0.134615384615385" calcext:value-type="float">
            <text:p>0.134615384615385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E5.5</text:p>
          </table:table-cell>
          <table:table-cell table:formula="of:=[$Sheet2.J2]" office:value-type="float" office:value="0.261904761904762" calcext:value-type="float">
            <text:p>0.261904761904762</text:p>
          </table:table-cell>
        </table:table-row>
        <table:table-row table:style-name="ro1">
          <table:table-cell office:value-type="string" calcext:value-type="string">
            <text:p>RV</text:p>
          </table:table-cell>
          <table:table-cell office:value-type="string" calcext:value-type="string">
            <text:p>E5.5</text:p>
          </table:table-cell>
          <table:table-cell table:formula="of:=[$Sheet2.J3]" office:value-type="float" office:value="0.0892857142857143" calcext:value-type="float">
            <text:p>0.0892857142857143</text:p>
          </table:table-cell>
        </table:table-row>
        <table:table-row table:style-name="ro1">
          <table:table-cell office:value-type="string" calcext:value-type="string">
            <text:p>OFT</text:p>
          </table:table-cell>
          <table:table-cell office:value-type="string" calcext:value-type="string">
            <text:p>E5.5</text:p>
          </table:table-cell>
          <table:table-cell table:formula="of:=[$Sheet2.J4]" office:value-type="float" office:value="0.0654761904761905" calcext:value-type="float">
            <text:p>0.0654761904761905</text:p>
          </table:table-cell>
        </table:table-row>
        <table:table-row table:style-name="ro1">
          <table:table-cell office:value-type="string" calcext:value-type="string">
            <text:p>AVC</text:p>
          </table:table-cell>
          <table:table-cell office:value-type="string" calcext:value-type="string">
            <text:p>E5.5</text:p>
          </table:table-cell>
          <table:table-cell table:formula="of:=[$Sheet2.J5]" office:value-type="float" office:value="0.178571428571429" calcext:value-type="float">
            <text:p>0.178571428571429</text:p>
          </table:table-cell>
        </table:table-row>
        <table:table-row table:style-name="ro1">
          <table:table-cell office:value-type="string" calcext:value-type="string">
            <text:p>Atria</text:p>
          </table:table-cell>
          <table:table-cell office:value-type="string" calcext:value-type="string">
            <text:p>E5.5</text:p>
          </table:table-cell>
          <table:table-cell table:formula="of:=[$Sheet2.J6]" office:value-type="float" office:value="0.0535714285714286" calcext:value-type="float">
            <text:p>0.0535714285714286</text:p>
          </table:table-cell>
        </table:table-row>
        <table:table-row table:style-name="ro1">
          <table:table-cell office:value-type="string" calcext:value-type="string">
            <text:p>Endo</text:p>
          </table:table-cell>
          <table:table-cell office:value-type="string" calcext:value-type="string">
            <text:p>E5.5</text:p>
          </table:table-cell>
          <table:table-cell table:formula="of:=[$Sheet2.J7]" office:value-type="float" office:value="0.0714285714285714" calcext:value-type="float">
            <text:p>0.0714285714285714</text:p>
          </table:table-cell>
        </table:table-row>
        <table:table-row table:style-name="ro1">
          <table:table-cell office:value-type="string" calcext:value-type="string">
            <text:p>Epi</text:p>
          </table:table-cell>
          <table:table-cell office:value-type="string" calcext:value-type="string">
            <text:p>E5.5</text:p>
          </table:table-cell>
          <table:table-cell table:formula="of:=[$Sheet2.J8]" office:value-type="float" office:value="0.148809523809524" calcext:value-type="float">
            <text:p>0.148809523809524</text:p>
          </table:table-cell>
        </table:table-row>
        <table:table-row table:style-name="ro1">
          <table:table-cell office:value-type="string" calcext:value-type="string">
            <text:p>Peri</text:p>
          </table:table-cell>
          <table:table-cell office:value-type="string" calcext:value-type="string">
            <text:p>E5.5</text:p>
          </table:table-cell>
          <table:table-cell table:formula="of:=[$Sheet2.J9]" office:value-type="float" office:value="0.130952380952381" calcext:value-type="float">
            <text:p>0.130952380952381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E7.5</text:p>
          </table:table-cell>
          <table:table-cell table:formula="of:=[$Sheet2.K2]" office:value-type="float" office:value="0.164556962025316" calcext:value-type="float">
            <text:p>0.164556962025316</text:p>
          </table:table-cell>
        </table:table-row>
        <table:table-row table:style-name="ro1">
          <table:table-cell office:value-type="string" calcext:value-type="string">
            <text:p>RV</text:p>
          </table:table-cell>
          <table:table-cell office:value-type="string" calcext:value-type="string">
            <text:p>E7.5</text:p>
          </table:table-cell>
          <table:table-cell table:formula="of:=[$Sheet2.K3]" office:value-type="float" office:value="0.0907172995780591" calcext:value-type="float">
            <text:p>0.0907172995780591</text:p>
          </table:table-cell>
        </table:table-row>
        <table:table-row table:style-name="ro1">
          <table:table-cell office:value-type="string" calcext:value-type="string">
            <text:p>OFT</text:p>
          </table:table-cell>
          <table:table-cell office:value-type="string" calcext:value-type="string">
            <text:p>E7.5</text:p>
          </table:table-cell>
          <table:table-cell table:formula="of:=[$Sheet2.K4]" office:value-type="float" office:value="0.130801687763713" calcext:value-type="float">
            <text:p>0.130801687763713</text:p>
          </table:table-cell>
        </table:table-row>
        <table:table-row table:style-name="ro1">
          <table:table-cell office:value-type="string" calcext:value-type="string">
            <text:p>AVC</text:p>
          </table:table-cell>
          <table:table-cell office:value-type="string" calcext:value-type="string">
            <text:p>E7.5</text:p>
          </table:table-cell>
          <table:table-cell table:formula="of:=[$Sheet2.K5]" office:value-type="float" office:value="0.0780590717299578" calcext:value-type="float">
            <text:p>0.0780590717299578</text:p>
          </table:table-cell>
        </table:table-row>
        <table:table-row table:style-name="ro1">
          <table:table-cell office:value-type="string" calcext:value-type="string">
            <text:p>Atria</text:p>
          </table:table-cell>
          <table:table-cell office:value-type="string" calcext:value-type="string">
            <text:p>E7.5</text:p>
          </table:table-cell>
          <table:table-cell table:formula="of:=[$Sheet2.K6]" office:value-type="float" office:value="0.194092827004219" calcext:value-type="float">
            <text:p>0.194092827004219</text:p>
          </table:table-cell>
        </table:table-row>
        <table:table-row table:style-name="ro1">
          <table:table-cell office:value-type="string" calcext:value-type="string">
            <text:p>Endo</text:p>
          </table:table-cell>
          <table:table-cell office:value-type="string" calcext:value-type="string">
            <text:p>E7.5</text:p>
          </table:table-cell>
          <table:table-cell table:formula="of:=[$Sheet2.K7]" office:value-type="float" office:value="0.0189873417721519" calcext:value-type="float">
            <text:p>0.0189873417721519</text:p>
          </table:table-cell>
        </table:table-row>
        <table:table-row table:style-name="ro1">
          <table:table-cell office:value-type="string" calcext:value-type="string">
            <text:p>Epi</text:p>
          </table:table-cell>
          <table:table-cell office:value-type="string" calcext:value-type="string">
            <text:p>E7.5</text:p>
          </table:table-cell>
          <table:table-cell table:formula="of:=[$Sheet2.K8]" office:value-type="float" office:value="0.20253164556962" calcext:value-type="float">
            <text:p>0.20253164556962</text:p>
          </table:table-cell>
        </table:table-row>
        <table:table-row table:style-name="ro1">
          <table:table-cell office:value-type="string" calcext:value-type="string">
            <text:p>Peri</text:p>
          </table:table-cell>
          <table:table-cell office:value-type="string" calcext:value-type="string">
            <text:p>E7.5</text:p>
          </table:table-cell>
          <table:table-cell table:formula="of:=[$Sheet2.K9]" office:value-type="float" office:value="0.120253164556962" calcext:value-type="float">
            <text:p>0.120253164556962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E6.5</text:p>
          </table:table-cell>
          <table:table-cell table:formula="of:=[$Sheet2.M2]" office:value-type="float" office:value="0.284710017574692" calcext:value-type="float">
            <text:p>0.284710017574692</text:p>
          </table:table-cell>
        </table:table-row>
        <table:table-row table:style-name="ro1">
          <table:table-cell office:value-type="string" calcext:value-type="string">
            <text:p>RV</text:p>
          </table:table-cell>
          <table:table-cell office:value-type="string" calcext:value-type="string">
            <text:p>E6.5</text:p>
          </table:table-cell>
          <table:table-cell table:formula="of:=[$Sheet2.M3]" office:value-type="float" office:value="0.0369068541300527" calcext:value-type="float">
            <text:p>0.0369068541300527</text:p>
          </table:table-cell>
        </table:table-row>
        <table:table-row table:style-name="ro1">
          <table:table-cell office:value-type="string" calcext:value-type="string">
            <text:p>OFT</text:p>
          </table:table-cell>
          <table:table-cell office:value-type="string" calcext:value-type="string">
            <text:p>E6.5</text:p>
          </table:table-cell>
          <table:table-cell table:formula="of:=[$Sheet2.M4]" office:value-type="float" office:value="0.0421792618629174" calcext:value-type="float">
            <text:p>0.0421792618629174</text:p>
          </table:table-cell>
        </table:table-row>
        <table:table-row table:style-name="ro1">
          <table:table-cell office:value-type="string" calcext:value-type="string">
            <text:p>AVC</text:p>
          </table:table-cell>
          <table:table-cell office:value-type="string" calcext:value-type="string">
            <text:p>E6.5</text:p>
          </table:table-cell>
          <table:table-cell table:formula="of:=[$Sheet2.M5]" office:value-type="float" office:value="0.126537785588752" calcext:value-type="float">
            <text:p>0.126537785588752</text:p>
          </table:table-cell>
        </table:table-row>
        <table:table-row table:style-name="ro1">
          <table:table-cell office:value-type="string" calcext:value-type="string">
            <text:p>Atria</text:p>
          </table:table-cell>
          <table:table-cell office:value-type="string" calcext:value-type="string">
            <text:p>E6.5</text:p>
          </table:table-cell>
          <table:table-cell table:formula="of:=[$Sheet2.M6]" office:value-type="float" office:value="0.070298769771529" calcext:value-type="float">
            <text:p>0.070298769771529</text:p>
          </table:table-cell>
        </table:table-row>
        <table:table-row table:style-name="ro1">
          <table:table-cell office:value-type="string" calcext:value-type="string">
            <text:p>Endo</text:p>
          </table:table-cell>
          <table:table-cell office:value-type="string" calcext:value-type="string">
            <text:p>E6.5</text:p>
          </table:table-cell>
          <table:table-cell table:formula="of:=[$Sheet2.M7]" office:value-type="float" office:value="0.18804920913884" calcext:value-type="float">
            <text:p>0.18804920913884</text:p>
          </table:table-cell>
        </table:table-row>
        <table:table-row table:style-name="ro1">
          <table:table-cell office:value-type="string" calcext:value-type="string">
            <text:p>Epi</text:p>
          </table:table-cell>
          <table:table-cell office:value-type="string" calcext:value-type="string">
            <text:p>E6.5</text:p>
          </table:table-cell>
          <table:table-cell table:formula="of:=[$Sheet2.M8]" office:value-type="float" office:value="0.15817223198594" calcext:value-type="float">
            <text:p>0.15817223198594</text:p>
          </table:table-cell>
        </table:table-row>
        <table:table-row table:style-name="ro1">
          <table:table-cell office:value-type="string" calcext:value-type="string">
            <text:p>Peri</text:p>
          </table:table-cell>
          <table:table-cell office:value-type="string" calcext:value-type="string">
            <text:p>E6.5</text:p>
          </table:table-cell>
          <table:table-cell table:formula="of:=[$Sheet2.M9]" office:value-type="float" office:value="0.0931458699472759" calcext:value-type="float">
            <text:p>0.0931458699472759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E6.5</text:p>
          </table:table-cell>
          <table:table-cell table:formula="of:=[$Sheet2.N2]" office:value-type="float" office:value="0.290262172284644" calcext:value-type="float">
            <text:p>0.290262172284644</text:p>
          </table:table-cell>
        </table:table-row>
        <table:table-row table:style-name="ro1">
          <table:table-cell office:value-type="string" calcext:value-type="string">
            <text:p>RV</text:p>
          </table:table-cell>
          <table:table-cell office:value-type="string" calcext:value-type="string">
            <text:p>E6.5</text:p>
          </table:table-cell>
          <table:table-cell table:formula="of:=[$Sheet2.N3]" office:value-type="float" office:value="0.0543071161048689" calcext:value-type="float">
            <text:p>0.0543071161048689</text:p>
          </table:table-cell>
        </table:table-row>
        <table:table-row table:style-name="ro1">
          <table:table-cell office:value-type="string" calcext:value-type="string">
            <text:p>OFT</text:p>
          </table:table-cell>
          <table:table-cell office:value-type="string" calcext:value-type="string">
            <text:p>E6.5</text:p>
          </table:table-cell>
          <table:table-cell table:formula="of:=[$Sheet2.N4]" office:value-type="float" office:value="0.0337078651685393" calcext:value-type="float">
            <text:p>0.0337078651685393</text:p>
          </table:table-cell>
        </table:table-row>
        <table:table-row table:style-name="ro1">
          <table:table-cell office:value-type="string" calcext:value-type="string">
            <text:p>AVC</text:p>
          </table:table-cell>
          <table:table-cell office:value-type="string" calcext:value-type="string">
            <text:p>E6.5</text:p>
          </table:table-cell>
          <table:table-cell table:formula="of:=[$Sheet2.N5]" office:value-type="float" office:value="0.144194756554307" calcext:value-type="float">
            <text:p>0.144194756554307</text:p>
          </table:table-cell>
        </table:table-row>
        <table:table-row table:style-name="ro1">
          <table:table-cell office:value-type="string" calcext:value-type="string">
            <text:p>Atria</text:p>
          </table:table-cell>
          <table:table-cell office:value-type="string" calcext:value-type="string">
            <text:p>E6.5</text:p>
          </table:table-cell>
          <table:table-cell table:formula="of:=[$Sheet2.N6]" office:value-type="float" office:value="0.0674157303370787" calcext:value-type="float">
            <text:p>0.0674157303370787</text:p>
          </table:table-cell>
        </table:table-row>
        <table:table-row table:style-name="ro1">
          <table:table-cell office:value-type="string" calcext:value-type="string">
            <text:p>Endo</text:p>
          </table:table-cell>
          <table:table-cell office:value-type="string" calcext:value-type="string">
            <text:p>E6.5</text:p>
          </table:table-cell>
          <table:table-cell table:formula="of:=[$Sheet2.N7]" office:value-type="float" office:value="0.157303370786517" calcext:value-type="float">
            <text:p>0.157303370786517</text:p>
          </table:table-cell>
        </table:table-row>
        <table:table-row table:style-name="ro1">
          <table:table-cell office:value-type="string" calcext:value-type="string">
            <text:p>Epi</text:p>
          </table:table-cell>
          <table:table-cell office:value-type="string" calcext:value-type="string">
            <text:p>E6.5</text:p>
          </table:table-cell>
          <table:table-cell table:formula="of:=[$Sheet2.N8]" office:value-type="float" office:value="0.215355805243446" calcext:value-type="float">
            <text:p>0.215355805243446</text:p>
          </table:table-cell>
        </table:table-row>
        <table:table-row table:style-name="ro1">
          <table:table-cell office:value-type="string" calcext:value-type="string">
            <text:p>Peri</text:p>
          </table:table-cell>
          <table:table-cell office:value-type="string" calcext:value-type="string">
            <text:p>E6.5</text:p>
          </table:table-cell>
          <table:table-cell table:formula="of:=[$Sheet2.N9]" office:value-type="float" office:value="0.0374531835205993" calcext:value-type="float">
            <text:p>0.0374531835205993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E7.5</text:p>
          </table:table-cell>
          <table:table-cell table:formula="of:=[$Sheet2.L2]" office:value-type="float" office:value="0.197752808988764" calcext:value-type="float">
            <text:p>0.197752808988764</text:p>
          </table:table-cell>
        </table:table-row>
        <table:table-row table:style-name="ro1">
          <table:table-cell office:value-type="string" calcext:value-type="string">
            <text:p>RV</text:p>
          </table:table-cell>
          <table:table-cell office:value-type="string" calcext:value-type="string">
            <text:p>E7.5</text:p>
          </table:table-cell>
          <table:table-cell table:formula="of:=[$Sheet2.L3]" office:value-type="float" office:value="0.152808988764045" calcext:value-type="float">
            <text:p>0.152808988764045</text:p>
          </table:table-cell>
        </table:table-row>
        <table:table-row table:style-name="ro1">
          <table:table-cell office:value-type="string" calcext:value-type="string">
            <text:p>OFT</text:p>
          </table:table-cell>
          <table:table-cell office:value-type="string" calcext:value-type="string">
            <text:p>E7.5</text:p>
          </table:table-cell>
          <table:table-cell table:formula="of:=[$Sheet2.L4]" office:value-type="float" office:value="0.137078651685393" calcext:value-type="float">
            <text:p>0.137078651685393</text:p>
          </table:table-cell>
        </table:table-row>
        <table:table-row table:style-name="ro1">
          <table:table-cell office:value-type="string" calcext:value-type="string">
            <text:p>AVC</text:p>
          </table:table-cell>
          <table:table-cell office:value-type="string" calcext:value-type="string">
            <text:p>E7.5</text:p>
          </table:table-cell>
          <table:table-cell table:formula="of:=[$Sheet2.L5]" office:value-type="float" office:value="0.108988764044944" calcext:value-type="float">
            <text:p>0.108988764044944</text:p>
          </table:table-cell>
        </table:table-row>
        <table:table-row table:style-name="ro1">
          <table:table-cell office:value-type="string" calcext:value-type="string">
            <text:p>Atria</text:p>
          </table:table-cell>
          <table:table-cell office:value-type="string" calcext:value-type="string">
            <text:p>E7.5</text:p>
          </table:table-cell>
          <table:table-cell table:formula="of:=[$Sheet2.L6]" office:value-type="float" office:value="0.179775280898876" calcext:value-type="float">
            <text:p>0.179775280898876</text:p>
          </table:table-cell>
        </table:table-row>
        <table:table-row table:style-name="ro1">
          <table:table-cell office:value-type="string" calcext:value-type="string">
            <text:p>Endo</text:p>
          </table:table-cell>
          <table:table-cell office:value-type="string" calcext:value-type="string">
            <text:p>E7.5</text:p>
          </table:table-cell>
          <table:table-cell table:formula="of:=[$Sheet2.L7]" office:value-type="float" office:value="0.0314606741573034" calcext:value-type="float">
            <text:p>0.0314606741573034</text:p>
          </table:table-cell>
        </table:table-row>
        <table:table-row table:style-name="ro1">
          <table:table-cell office:value-type="string" calcext:value-type="string">
            <text:p>Epi</text:p>
          </table:table-cell>
          <table:table-cell office:value-type="string" calcext:value-type="string">
            <text:p>E7.5</text:p>
          </table:table-cell>
          <table:table-cell table:formula="of:=[$Sheet2.L8]" office:value-type="float" office:value="0.0831460674157303" calcext:value-type="float">
            <text:p>0.0831460674157303</text:p>
          </table:table-cell>
        </table:table-row>
        <table:table-row table:style-name="ro1">
          <table:table-cell office:value-type="string" calcext:value-type="string">
            <text:p>Peri</text:p>
          </table:table-cell>
          <table:table-cell office:value-type="string" calcext:value-type="string">
            <text:p>E7.5</text:p>
          </table:table-cell>
          <table:table-cell table:formula="of:=[$Sheet2.L9]" office:value-type="float" office:value="0.108988764044944" calcext:value-type="float">
            <text:p>0.108988764044944</text:p>
          </table:table-cell>
        </table:table-row>
      </table:table>
      <table:table table:name="Sheet2" table:style-name="ta1">
        <table:table-column table:style-name="co1" table:number-columns-repeated="14" table:default-cell-style-name="Default"/>
        <table:table-row table:style-name="ro1">
          <table:table-cell/>
          <table:table-cell table:formula="of:=[$Sheet1.B1]" office:value-type="string" office:string-value="E5.5 #1" calcext:value-type="string">
            <text:p>E5.5 #1</text:p>
          </table:table-cell>
          <table:table-cell table:formula="of:=[$Sheet1.C1]" office:value-type="string" office:string-value="E5.5 #2" calcext:value-type="string">
            <text:p>E5.5 #2</text:p>
          </table:table-cell>
          <table:table-cell table:formula="of:=[$Sheet1.D1]" office:value-type="string" office:string-value="E6.5 #1" calcext:value-type="string">
            <text:p>E6.5 #1</text:p>
          </table:table-cell>
          <table:table-cell table:formula="of:=[$Sheet1.E1]" office:value-type="string" office:string-value="E6.5 #3" calcext:value-type="string">
            <text:p>E6.5 #3</text:p>
          </table:table-cell>
          <table:table-cell table:formula="of:=[$Sheet1.F1]" office:value-type="string" office:string-value="E7.5 #3" calcext:value-type="string">
            <text:p>E7.5 #3</text:p>
          </table:table-cell>
          <table:table-cell table:formula="of:=[$Sheet1.G1]" office:value-type="string" office:string-value="E7.5 #4" calcext:value-type="string">
            <text:p>E7.5 #4</text:p>
          </table:table-cell>
          <table:table-cell table:formula="of:=[$Sheet1.H1]" office:value-type="string" office:string-value="E7.5 #5" calcext:value-type="string">
            <text:p>E7.5 #5</text:p>
          </table:table-cell>
          <table:table-cell table:formula="of:=[$Sheet1.K1]" office:value-type="string" office:string-value="E5.5 #1" calcext:value-type="string">
            <text:p>E5.5 #1</text:p>
          </table:table-cell>
          <table:table-cell table:formula="of:=[$Sheet1.L1]" office:value-type="string" office:string-value="E5.5 #2" calcext:value-type="string">
            <text:p>E5.5 #2</text:p>
          </table:table-cell>
          <table:table-cell table:formula="of:=[$Sheet1.M1]" office:value-type="string" office:string-value="E7.5 #1" calcext:value-type="string">
            <text:p>E7.5 #1</text:p>
          </table:table-cell>
          <table:table-cell table:formula="of:=[$Sheet1.N1]" office:value-type="string" office:string-value="E7.5 #2" calcext:value-type="string">
            <text:p>E7.5 #2</text:p>
          </table:table-cell>
          <table:table-cell table:formula="of:=[$Sheet1.O1]" office:value-type="string" office:string-value="E6.5 #1" calcext:value-type="string">
            <text:p>E6.5 #1</text:p>
          </table:table-cell>
          <table:table-cell table:formula="of:=[$Sheet1.P1]" office:value-type="string" office:string-value="E6.5 #2" calcext:value-type="string">
            <text:p>E6.5 #2</text:p>
          </table:table-cell>
        </table:table-row>
        <table:table-row table:style-name="ro1">
          <table:table-cell table:formula="of:=[$Sheet1.A2]" office:value-type="string" office:string-value="LV" calcext:value-type="string">
            <text:p>LV</text:p>
          </table:table-cell>
          <table:table-cell table:formula="of:=[$Sheet1.B2]/SUM([$Sheet1.B$2:$Sheet1.B$9])" office:value-type="float" office:value="0.298780487804878" calcext:value-type="float">
            <text:p>0.298780487804878</text:p>
          </table:table-cell>
          <table:table-cell table:formula="of:=[$Sheet1.C2]/SUM([$Sheet1.C$2:$Sheet1.C$9])" office:value-type="float" office:value="0.41025641025641" calcext:value-type="float">
            <text:p>0.41025641025641</text:p>
          </table:table-cell>
          <table:table-cell table:formula="of:=[$Sheet1.D2]/SUM([$Sheet1.D$2:$Sheet1.D$9])" office:value-type="float" office:value="0.308724832214765" calcext:value-type="float">
            <text:p>0.308724832214765</text:p>
          </table:table-cell>
          <table:table-cell table:formula="of:=[$Sheet1.E2]/SUM([$Sheet1.E$2:$Sheet1.E$9])" office:value-type="float" office:value="0.25990099009901" calcext:value-type="float">
            <text:p>0.25990099009901</text:p>
          </table:table-cell>
          <table:table-cell table:formula="of:=[$Sheet1.F2]/SUM([$Sheet1.F$2:$Sheet1.F$9])" office:value-type="float" office:value="0.189933523266857" calcext:value-type="float">
            <text:p>0.189933523266857</text:p>
          </table:table-cell>
          <table:table-cell table:formula="of:=[$Sheet1.G2]/SUM([$Sheet1.G$2:$Sheet1.G$9])" office:value-type="float" office:value="0.23826714801444" calcext:value-type="float">
            <text:p>0.23826714801444</text:p>
          </table:table-cell>
          <table:table-cell table:formula="of:=[$Sheet1.H2]/SUM([$Sheet1.H$2:$Sheet1.H$9])" office:value-type="float" office:value="0.183006535947712" calcext:value-type="float">
            <text:p>0.183006535947712</text:p>
          </table:table-cell>
          <table:table-cell table:formula="of:=[$Sheet1.K2]/SUM([$Sheet1.K$2:$Sheet1.K$9])" office:value-type="float" office:value="0.294871794871795" calcext:value-type="float">
            <text:p>0.294871794871795</text:p>
          </table:table-cell>
          <table:table-cell table:formula="of:=[$Sheet1.L2]/SUM([$Sheet1.L$2:$Sheet1.L$9])" office:value-type="float" office:value="0.261904761904762" calcext:value-type="float">
            <text:p>0.261904761904762</text:p>
          </table:table-cell>
          <table:table-cell table:formula="of:=[$Sheet1.M2]/SUM([$Sheet1.M$2:$Sheet1.M$9])" office:value-type="float" office:value="0.164556962025316" calcext:value-type="float">
            <text:p>0.164556962025316</text:p>
          </table:table-cell>
          <table:table-cell table:formula="of:=[$Sheet1.N2]/SUM([$Sheet1.N$2:$Sheet1.N$9])" office:value-type="float" office:value="0.197752808988764" calcext:value-type="float">
            <text:p>0.197752808988764</text:p>
          </table:table-cell>
          <table:table-cell table:formula="of:=[$Sheet1.O2]/SUM([$Sheet1.O$2:$Sheet1.O$9])" office:value-type="float" office:value="0.284710017574692" calcext:value-type="float">
            <text:p>0.284710017574692</text:p>
          </table:table-cell>
          <table:table-cell table:formula="of:=[$Sheet1.P2]/SUM([$Sheet1.P$2:$Sheet1.P$9])" office:value-type="float" office:value="0.290262172284644" calcext:value-type="float">
            <text:p>0.290262172284644</text:p>
          </table:table-cell>
        </table:table-row>
        <table:table-row table:style-name="ro1">
          <table:table-cell table:formula="of:=[$Sheet1.A3]" office:value-type="string" office:string-value="RV" calcext:value-type="string">
            <text:p>RV</text:p>
          </table:table-cell>
          <table:table-cell table:formula="of:=[$Sheet1.B3]/SUM([$Sheet1.B$2:$Sheet1.B$9])" office:value-type="float" office:value="0.0884146341463415" calcext:value-type="float">
            <text:p>0.0884146341463415</text:p>
          </table:table-cell>
          <table:table-cell table:formula="of:=[$Sheet1.C3]/SUM([$Sheet1.C$2:$Sheet1.C$9])" office:value-type="float" office:value="0.032051282051282" calcext:value-type="float">
            <text:p>0.032051282051282</text:p>
          </table:table-cell>
          <table:table-cell table:formula="of:=[$Sheet1.D3]/SUM([$Sheet1.D$2:$Sheet1.D$9])" office:value-type="float" office:value="0.0429530201342282" calcext:value-type="float">
            <text:p>0.0429530201342282</text:p>
          </table:table-cell>
          <table:table-cell table:formula="of:=[$Sheet1.E3]/SUM([$Sheet1.E$2:$Sheet1.E$9])" office:value-type="float" office:value="0.0433168316831683" calcext:value-type="float">
            <text:p>0.0433168316831683</text:p>
          </table:table-cell>
          <table:table-cell table:formula="of:=[$Sheet1.F3]/SUM([$Sheet1.F$2:$Sheet1.F$9])" office:value-type="float" office:value="0.1329534662868" calcext:value-type="float">
            <text:p>0.1329534662868</text:p>
          </table:table-cell>
          <table:table-cell table:formula="of:=[$Sheet1.G3]/SUM([$Sheet1.G$2:$Sheet1.G$9])" office:value-type="float" office:value="0.144404332129964" calcext:value-type="float">
            <text:p>0.144404332129964</text:p>
          </table:table-cell>
          <table:table-cell table:formula="of:=[$Sheet1.H3]/SUM([$Sheet1.H$2:$Sheet1.H$9])" office:value-type="float" office:value="0.103267973856209" calcext:value-type="float">
            <text:p>0.103267973856209</text:p>
          </table:table-cell>
          <table:table-cell table:formula="of:=[$Sheet1.K3]/SUM([$Sheet1.K$2:$Sheet1.K$9])" office:value-type="float" office:value="0.0641025641025641" calcext:value-type="float">
            <text:p>0.0641025641025641</text:p>
          </table:table-cell>
          <table:table-cell table:formula="of:=[$Sheet1.L3]/SUM([$Sheet1.L$2:$Sheet1.L$9])" office:value-type="float" office:value="0.0892857142857143" calcext:value-type="float">
            <text:p>0.0892857142857143</text:p>
          </table:table-cell>
          <table:table-cell table:formula="of:=[$Sheet1.M3]/SUM([$Sheet1.M$2:$Sheet1.M$9])" office:value-type="float" office:value="0.0907172995780591" calcext:value-type="float">
            <text:p>0.0907172995780591</text:p>
          </table:table-cell>
          <table:table-cell table:formula="of:=[$Sheet1.N3]/SUM([$Sheet1.N$2:$Sheet1.N$9])" office:value-type="float" office:value="0.152808988764045" calcext:value-type="float">
            <text:p>0.152808988764045</text:p>
          </table:table-cell>
          <table:table-cell table:formula="of:=[$Sheet1.O3]/SUM([$Sheet1.O$2:$Sheet1.O$9])" office:value-type="float" office:value="0.0369068541300527" calcext:value-type="float">
            <text:p>0.0369068541300527</text:p>
          </table:table-cell>
          <table:table-cell table:formula="of:=[$Sheet1.P3]/SUM([$Sheet1.P$2:$Sheet1.P$9])" office:value-type="float" office:value="0.0543071161048689" calcext:value-type="float">
            <text:p>0.0543071161048689</text:p>
          </table:table-cell>
        </table:table-row>
        <table:table-row table:style-name="ro1">
          <table:table-cell table:formula="of:=[$Sheet1.A4]" office:value-type="string" office:string-value="OFT" calcext:value-type="string">
            <text:p>OFT</text:p>
          </table:table-cell>
          <table:table-cell table:formula="of:=[$Sheet1.B4]/SUM([$Sheet1.B$2:$Sheet1.B$9])" office:value-type="float" office:value="0.0304878048780488" calcext:value-type="float">
            <text:p>0.0304878048780488</text:p>
          </table:table-cell>
          <table:table-cell table:formula="of:=[$Sheet1.C4]/SUM([$Sheet1.C$2:$Sheet1.C$9])" office:value-type="float" office:value="0.0448717948717949" calcext:value-type="float">
            <text:p>0.0448717948717949</text:p>
          </table:table-cell>
          <table:table-cell table:formula="of:=[$Sheet1.D4]/SUM([$Sheet1.D$2:$Sheet1.D$9])" office:value-type="float" office:value="0.0295302013422819" calcext:value-type="float">
            <text:p>0.0295302013422819</text:p>
          </table:table-cell>
          <table:table-cell table:formula="of:=[$Sheet1.E4]/SUM([$Sheet1.E$2:$Sheet1.E$9])" office:value-type="float" office:value="0.0099009900990099" calcext:value-type="float">
            <text:p>0.0099009900990099</text:p>
          </table:table-cell>
          <table:table-cell table:formula="of:=[$Sheet1.F4]/SUM([$Sheet1.F$2:$Sheet1.F$9])" office:value-type="float" office:value="0.191832858499525" calcext:value-type="float">
            <text:p>0.191832858499525</text:p>
          </table:table-cell>
          <table:table-cell table:formula="of:=[$Sheet1.G4]/SUM([$Sheet1.G$2:$Sheet1.G$9])" office:value-type="float" office:value="0.125150421179302" calcext:value-type="float">
            <text:p>0.125150421179302</text:p>
          </table:table-cell>
          <table:table-cell table:formula="of:=[$Sheet1.H4]/SUM([$Sheet1.H$2:$Sheet1.H$9])" office:value-type="float" office:value="0.113725490196078" calcext:value-type="float">
            <text:p>0.113725490196078</text:p>
          </table:table-cell>
          <table:table-cell table:formula="of:=[$Sheet1.K4]/SUM([$Sheet1.K$2:$Sheet1.K$9])" office:value-type="float" office:value="0.032051282051282" calcext:value-type="float">
            <text:p>0.032051282051282</text:p>
          </table:table-cell>
          <table:table-cell table:formula="of:=[$Sheet1.L4]/SUM([$Sheet1.L$2:$Sheet1.L$9])" office:value-type="float" office:value="0.0654761904761905" calcext:value-type="float">
            <text:p>0.0654761904761905</text:p>
          </table:table-cell>
          <table:table-cell table:formula="of:=[$Sheet1.M4]/SUM([$Sheet1.M$2:$Sheet1.M$9])" office:value-type="float" office:value="0.130801687763713" calcext:value-type="float">
            <text:p>0.130801687763713</text:p>
          </table:table-cell>
          <table:table-cell table:formula="of:=[$Sheet1.N4]/SUM([$Sheet1.N$2:$Sheet1.N$9])" office:value-type="float" office:value="0.137078651685393" calcext:value-type="float">
            <text:p>0.137078651685393</text:p>
          </table:table-cell>
          <table:table-cell table:formula="of:=[$Sheet1.O4]/SUM([$Sheet1.O$2:$Sheet1.O$9])" office:value-type="float" office:value="0.0421792618629174" calcext:value-type="float">
            <text:p>0.0421792618629174</text:p>
          </table:table-cell>
          <table:table-cell table:formula="of:=[$Sheet1.P4]/SUM([$Sheet1.P$2:$Sheet1.P$9])" office:value-type="float" office:value="0.0337078651685393" calcext:value-type="float">
            <text:p>0.0337078651685393</text:p>
          </table:table-cell>
        </table:table-row>
        <table:table-row table:style-name="ro1">
          <table:table-cell table:formula="of:=[$Sheet1.A5]" office:value-type="string" office:string-value="AVC" calcext:value-type="string">
            <text:p>AVC</text:p>
          </table:table-cell>
          <table:table-cell table:formula="of:=[$Sheet1.B5]/SUM([$Sheet1.B$2:$Sheet1.B$9])" office:value-type="float" office:value="0.146341463414634" calcext:value-type="float">
            <text:p>0.146341463414634</text:p>
          </table:table-cell>
          <table:table-cell table:formula="of:=[$Sheet1.C5]/SUM([$Sheet1.C$2:$Sheet1.C$9])" office:value-type="float" office:value="0.205128205128205" calcext:value-type="float">
            <text:p>0.205128205128205</text:p>
          </table:table-cell>
          <table:table-cell table:formula="of:=[$Sheet1.D5]/SUM([$Sheet1.D$2:$Sheet1.D$9])" office:value-type="float" office:value="0.12751677852349" calcext:value-type="float">
            <text:p>0.12751677852349</text:p>
          </table:table-cell>
          <table:table-cell table:formula="of:=[$Sheet1.E5]/SUM([$Sheet1.E$2:$Sheet1.E$9])" office:value-type="float" office:value="0.21039603960396" calcext:value-type="float">
            <text:p>0.21039603960396</text:p>
          </table:table-cell>
          <table:table-cell table:formula="of:=[$Sheet1.F5]/SUM([$Sheet1.F$2:$Sheet1.F$9])" office:value-type="float" office:value="0.123456790123457" calcext:value-type="float">
            <text:p>0.123456790123457</text:p>
          </table:table-cell>
          <table:table-cell table:formula="of:=[$Sheet1.G5]/SUM([$Sheet1.G$2:$Sheet1.G$9])" office:value-type="float" office:value="0.075812274368231" calcext:value-type="float">
            <text:p>0.075812274368231</text:p>
          </table:table-cell>
          <table:table-cell table:formula="of:=[$Sheet1.H5]/SUM([$Sheet1.H$2:$Sheet1.H$9])" office:value-type="float" office:value="0.0888888888888889" calcext:value-type="float">
            <text:p>0.0888888888888889</text:p>
          </table:table-cell>
          <table:table-cell table:formula="of:=[$Sheet1.K5]/SUM([$Sheet1.K$2:$Sheet1.K$9])" office:value-type="float" office:value="0.217948717948718" calcext:value-type="float">
            <text:p>0.217948717948718</text:p>
          </table:table-cell>
          <table:table-cell table:formula="of:=[$Sheet1.L5]/SUM([$Sheet1.L$2:$Sheet1.L$9])" office:value-type="float" office:value="0.178571428571429" calcext:value-type="float">
            <text:p>0.178571428571429</text:p>
          </table:table-cell>
          <table:table-cell table:formula="of:=[$Sheet1.M5]/SUM([$Sheet1.M$2:$Sheet1.M$9])" office:value-type="float" office:value="0.0780590717299578" calcext:value-type="float">
            <text:p>0.0780590717299578</text:p>
          </table:table-cell>
          <table:table-cell table:formula="of:=[$Sheet1.N5]/SUM([$Sheet1.N$2:$Sheet1.N$9])" office:value-type="float" office:value="0.108988764044944" calcext:value-type="float">
            <text:p>0.108988764044944</text:p>
          </table:table-cell>
          <table:table-cell table:formula="of:=[$Sheet1.O5]/SUM([$Sheet1.O$2:$Sheet1.O$9])" office:value-type="float" office:value="0.126537785588752" calcext:value-type="float">
            <text:p>0.126537785588752</text:p>
          </table:table-cell>
          <table:table-cell table:formula="of:=[$Sheet1.P5]/SUM([$Sheet1.P$2:$Sheet1.P$9])" office:value-type="float" office:value="0.144194756554307" calcext:value-type="float">
            <text:p>0.144194756554307</text:p>
          </table:table-cell>
        </table:table-row>
        <table:table-row table:style-name="ro1">
          <table:table-cell table:formula="of:=[$Sheet1.A6]" office:value-type="string" office:string-value="Atria" calcext:value-type="string">
            <text:p>Atria</text:p>
          </table:table-cell>
          <table:table-cell table:formula="of:=[$Sheet1.B6]/SUM([$Sheet1.B$2:$Sheet1.B$9])" office:value-type="float" office:value="0.0914634146341463" calcext:value-type="float">
            <text:p>0.0914634146341463</text:p>
          </table:table-cell>
          <table:table-cell table:formula="of:=[$Sheet1.C6]/SUM([$Sheet1.C$2:$Sheet1.C$9])" office:value-type="float" office:value="0.0769230769230769" calcext:value-type="float">
            <text:p>0.0769230769230769</text:p>
          </table:table-cell>
          <table:table-cell table:formula="of:=[$Sheet1.D6]/SUM([$Sheet1.D$2:$Sheet1.D$9])" office:value-type="float" office:value="0.0201342281879195" calcext:value-type="float">
            <text:p>0.0201342281879195</text:p>
          </table:table-cell>
          <table:table-cell table:formula="of:=[$Sheet1.E6]/SUM([$Sheet1.E$2:$Sheet1.E$9])" office:value-type="float" office:value="0.0297029702970297" calcext:value-type="float">
            <text:p>0.0297029702970297</text:p>
          </table:table-cell>
          <table:table-cell table:formula="of:=[$Sheet1.F6]/SUM([$Sheet1.F$2:$Sheet1.F$9])" office:value-type="float" office:value="0.125356125356125" calcext:value-type="float">
            <text:p>0.125356125356125</text:p>
          </table:table-cell>
          <table:table-cell table:formula="of:=[$Sheet1.G6]/SUM([$Sheet1.G$2:$Sheet1.G$9])" office:value-type="float" office:value="0.0685920577617329" calcext:value-type="float">
            <text:p>0.0685920577617329</text:p>
          </table:table-cell>
          <table:table-cell table:formula="of:=[$Sheet1.H6]/SUM([$Sheet1.H$2:$Sheet1.H$9])" office:value-type="float" office:value="0.125490196078431" calcext:value-type="float">
            <text:p>0.125490196078431</text:p>
          </table:table-cell>
          <table:table-cell table:formula="of:=[$Sheet1.K6]/SUM([$Sheet1.K$2:$Sheet1.K$9])" office:value-type="float" office:value="0.0897435897435897" calcext:value-type="float">
            <text:p>0.0897435897435897</text:p>
          </table:table-cell>
          <table:table-cell table:formula="of:=[$Sheet1.L6]/SUM([$Sheet1.L$2:$Sheet1.L$9])" office:value-type="float" office:value="0.0535714285714286" calcext:value-type="float">
            <text:p>0.0535714285714286</text:p>
          </table:table-cell>
          <table:table-cell table:formula="of:=[$Sheet1.M6]/SUM([$Sheet1.M$2:$Sheet1.M$9])" office:value-type="float" office:value="0.194092827004219" calcext:value-type="float">
            <text:p>0.194092827004219</text:p>
          </table:table-cell>
          <table:table-cell table:formula="of:=[$Sheet1.N6]/SUM([$Sheet1.N$2:$Sheet1.N$9])" office:value-type="float" office:value="0.179775280898876" calcext:value-type="float">
            <text:p>0.179775280898876</text:p>
          </table:table-cell>
          <table:table-cell table:formula="of:=[$Sheet1.O6]/SUM([$Sheet1.O$2:$Sheet1.O$9])" office:value-type="float" office:value="0.070298769771529" calcext:value-type="float">
            <text:p>0.070298769771529</text:p>
          </table:table-cell>
          <table:table-cell table:formula="of:=[$Sheet1.P6]/SUM([$Sheet1.P$2:$Sheet1.P$9])" office:value-type="float" office:value="0.0674157303370787" calcext:value-type="float">
            <text:p>0.0674157303370787</text:p>
          </table:table-cell>
        </table:table-row>
        <table:table-row table:style-name="ro1">
          <table:table-cell table:formula="of:=[$Sheet1.A7]" office:value-type="string" office:string-value="Endo" calcext:value-type="string">
            <text:p>Endo</text:p>
          </table:table-cell>
          <table:table-cell table:formula="of:=[$Sheet1.B7]/SUM([$Sheet1.B$2:$Sheet1.B$9])" office:value-type="float" office:value="0.0365853658536585" calcext:value-type="float">
            <text:p>0.0365853658536585</text:p>
          </table:table-cell>
          <table:table-cell table:formula="of:=[$Sheet1.C7]/SUM([$Sheet1.C$2:$Sheet1.C$9])" office:value-type="float" office:value="0.0512820512820513" calcext:value-type="float">
            <text:p>0.0512820512820513</text:p>
          </table:table-cell>
          <table:table-cell table:formula="of:=[$Sheet1.D7]/SUM([$Sheet1.D$2:$Sheet1.D$9])" office:value-type="float" office:value="0.0926174496644295" calcext:value-type="float">
            <text:p>0.0926174496644295</text:p>
          </table:table-cell>
          <table:table-cell table:formula="of:=[$Sheet1.E7]/SUM([$Sheet1.E$2:$Sheet1.E$9])" office:value-type="float" office:value="0.107673267326733" calcext:value-type="float">
            <text:p>0.107673267326733</text:p>
          </table:table-cell>
          <table:table-cell table:formula="of:=[$Sheet1.F7]/SUM([$Sheet1.F$2:$Sheet1.F$9])" office:value-type="float" office:value="0.0398860398860399" calcext:value-type="float">
            <text:p>0.0398860398860399</text:p>
          </table:table-cell>
          <table:table-cell table:formula="of:=[$Sheet1.G7]/SUM([$Sheet1.G$2:$Sheet1.G$9])" office:value-type="float" office:value="0.01323706377858" calcext:value-type="float">
            <text:p>0.01323706377858</text:p>
          </table:table-cell>
          <table:table-cell table:formula="of:=[$Sheet1.H7]/SUM([$Sheet1.H$2:$Sheet1.H$9])" office:value-type="float" office:value="0.0758169934640523" calcext:value-type="float">
            <text:p>0.0758169934640523</text:p>
          </table:table-cell>
          <table:table-cell table:formula="of:=[$Sheet1.K7]/SUM([$Sheet1.K$2:$Sheet1.K$9])" office:value-type="float" office:value="0.0769230769230769" calcext:value-type="float">
            <text:p>0.0769230769230769</text:p>
          </table:table-cell>
          <table:table-cell table:formula="of:=[$Sheet1.L7]/SUM([$Sheet1.L$2:$Sheet1.L$9])" office:value-type="float" office:value="0.0714285714285714" calcext:value-type="float">
            <text:p>0.0714285714285714</text:p>
          </table:table-cell>
          <table:table-cell table:formula="of:=[$Sheet1.M7]/SUM([$Sheet1.M$2:$Sheet1.M$9])" office:value-type="float" office:value="0.0189873417721519" calcext:value-type="float">
            <text:p>0.0189873417721519</text:p>
          </table:table-cell>
          <table:table-cell table:formula="of:=[$Sheet1.N7]/SUM([$Sheet1.N$2:$Sheet1.N$9])" office:value-type="float" office:value="0.0314606741573034" calcext:value-type="float">
            <text:p>0.0314606741573034</text:p>
          </table:table-cell>
          <table:table-cell table:formula="of:=[$Sheet1.O7]/SUM([$Sheet1.O$2:$Sheet1.O$9])" office:value-type="float" office:value="0.18804920913884" calcext:value-type="float">
            <text:p>0.18804920913884</text:p>
          </table:table-cell>
          <table:table-cell table:formula="of:=[$Sheet1.P7]/SUM([$Sheet1.P$2:$Sheet1.P$9])" office:value-type="float" office:value="0.157303370786517" calcext:value-type="float">
            <text:p>0.157303370786517</text:p>
          </table:table-cell>
        </table:table-row>
        <table:table-row table:style-name="ro1">
          <table:table-cell table:formula="of:=[$Sheet1.A8]" office:value-type="string" office:string-value="Epi" calcext:value-type="string">
            <text:p>Epi</text:p>
          </table:table-cell>
          <table:table-cell table:formula="of:=[$Sheet1.B8]/SUM([$Sheet1.B$2:$Sheet1.B$9])" office:value-type="float" office:value="0.234756097560976" calcext:value-type="float">
            <text:p>0.234756097560976</text:p>
          </table:table-cell>
          <table:table-cell table:formula="of:=[$Sheet1.C8]/SUM([$Sheet1.C$2:$Sheet1.C$9])" office:value-type="float" office:value="0.134615384615385" calcext:value-type="float">
            <text:p>0.134615384615385</text:p>
          </table:table-cell>
          <table:table-cell table:formula="of:=[$Sheet1.D8]/SUM([$Sheet1.D$2:$Sheet1.D$9])" office:value-type="float" office:value="0.29261744966443" calcext:value-type="float">
            <text:p>0.29261744966443</text:p>
          </table:table-cell>
          <table:table-cell table:formula="of:=[$Sheet1.E8]/SUM([$Sheet1.E$2:$Sheet1.E$9])" office:value-type="float" office:value="0.284653465346535" calcext:value-type="float">
            <text:p>0.284653465346535</text:p>
          </table:table-cell>
          <table:table-cell table:formula="of:=[$Sheet1.F8]/SUM([$Sheet1.F$2:$Sheet1.F$9])" office:value-type="float" office:value="0.128205128205128" calcext:value-type="float">
            <text:p>0.128205128205128</text:p>
          </table:table-cell>
          <table:table-cell table:formula="of:=[$Sheet1.G8]/SUM([$Sheet1.G$2:$Sheet1.G$9])" office:value-type="float" office:value="0.110709987966306" calcext:value-type="float">
            <text:p>0.110709987966306</text:p>
          </table:table-cell>
          <table:table-cell table:formula="of:=[$Sheet1.H8]/SUM([$Sheet1.H$2:$Sheet1.H$9])" office:value-type="float" office:value="0.173856209150327" calcext:value-type="float">
            <text:p>0.173856209150327</text:p>
          </table:table-cell>
          <table:table-cell table:formula="of:=[$Sheet1.K8]/SUM([$Sheet1.K$2:$Sheet1.K$9])" office:value-type="float" office:value="0.0897435897435897" calcext:value-type="float">
            <text:p>0.0897435897435897</text:p>
          </table:table-cell>
          <table:table-cell table:formula="of:=[$Sheet1.L8]/SUM([$Sheet1.L$2:$Sheet1.L$9])" office:value-type="float" office:value="0.148809523809524" calcext:value-type="float">
            <text:p>0.148809523809524</text:p>
          </table:table-cell>
          <table:table-cell table:formula="of:=[$Sheet1.M8]/SUM([$Sheet1.M$2:$Sheet1.M$9])" office:value-type="float" office:value="0.20253164556962" calcext:value-type="float">
            <text:p>0.20253164556962</text:p>
          </table:table-cell>
          <table:table-cell table:formula="of:=[$Sheet1.N8]/SUM([$Sheet1.N$2:$Sheet1.N$9])" office:value-type="float" office:value="0.0831460674157303" calcext:value-type="float">
            <text:p>0.0831460674157303</text:p>
          </table:table-cell>
          <table:table-cell table:formula="of:=[$Sheet1.O8]/SUM([$Sheet1.O$2:$Sheet1.O$9])" office:value-type="float" office:value="0.15817223198594" calcext:value-type="float">
            <text:p>0.15817223198594</text:p>
          </table:table-cell>
          <table:table-cell table:formula="of:=[$Sheet1.P8]/SUM([$Sheet1.P$2:$Sheet1.P$9])" office:value-type="float" office:value="0.215355805243446" calcext:value-type="float">
            <text:p>0.215355805243446</text:p>
          </table:table-cell>
        </table:table-row>
        <table:table-row table:style-name="ro1">
          <table:table-cell table:formula="of:=[$Sheet1.A9]" office:value-type="string" office:string-value="Peri" calcext:value-type="string">
            <text:p>Peri</text:p>
          </table:table-cell>
          <table:table-cell table:formula="of:=[$Sheet1.B9]/SUM([$Sheet1.B$2:$Sheet1.B$9])" office:value-type="float" office:value="0.0731707317073171" calcext:value-type="float">
            <text:p>0.0731707317073171</text:p>
          </table:table-cell>
          <table:table-cell table:formula="of:=[$Sheet1.C9]/SUM([$Sheet1.C$2:$Sheet1.C$9])" office:value-type="float" office:value="0.0448717948717949" calcext:value-type="float">
            <text:p>0.0448717948717949</text:p>
          </table:table-cell>
          <table:table-cell table:formula="of:=[$Sheet1.D9]/SUM([$Sheet1.D$2:$Sheet1.D$9])" office:value-type="float" office:value="0.0859060402684564" calcext:value-type="float">
            <text:p>0.0859060402684564</text:p>
          </table:table-cell>
          <table:table-cell table:formula="of:=[$Sheet1.E9]/SUM([$Sheet1.E$2:$Sheet1.E$9])" office:value-type="float" office:value="0.0544554455445545" calcext:value-type="float">
            <text:p>0.0544554455445545</text:p>
          </table:table-cell>
          <table:table-cell table:formula="of:=[$Sheet1.F9]/SUM([$Sheet1.F$2:$Sheet1.F$9])" office:value-type="float" office:value="0.0683760683760684" calcext:value-type="float">
            <text:p>0.0683760683760684</text:p>
          </table:table-cell>
          <table:table-cell table:formula="of:=[$Sheet1.G9]/SUM([$Sheet1.G$2:$Sheet1.G$9])" office:value-type="float" office:value="0.223826714801444" calcext:value-type="float">
            <text:p>0.223826714801444</text:p>
          </table:table-cell>
          <table:table-cell table:formula="of:=[$Sheet1.H9]/SUM([$Sheet1.H$2:$Sheet1.H$9])" office:value-type="float" office:value="0.135947712418301" calcext:value-type="float">
            <text:p>0.135947712418301</text:p>
          </table:table-cell>
          <table:table-cell table:formula="of:=[$Sheet1.K9]/SUM([$Sheet1.K$2:$Sheet1.K$9])" office:value-type="float" office:value="0.134615384615385" calcext:value-type="float">
            <text:p>0.134615384615385</text:p>
          </table:table-cell>
          <table:table-cell table:formula="of:=[$Sheet1.L9]/SUM([$Sheet1.L$2:$Sheet1.L$9])" office:value-type="float" office:value="0.130952380952381" calcext:value-type="float">
            <text:p>0.130952380952381</text:p>
          </table:table-cell>
          <table:table-cell table:formula="of:=[$Sheet1.M9]/SUM([$Sheet1.M$2:$Sheet1.M$9])" office:value-type="float" office:value="0.120253164556962" calcext:value-type="float">
            <text:p>0.120253164556962</text:p>
          </table:table-cell>
          <table:table-cell table:formula="of:=[$Sheet1.N9]/SUM([$Sheet1.N$2:$Sheet1.N$9])" office:value-type="float" office:value="0.108988764044944" calcext:value-type="float">
            <text:p>0.108988764044944</text:p>
          </table:table-cell>
          <table:table-cell table:formula="of:=[$Sheet1.O9]/SUM([$Sheet1.O$2:$Sheet1.O$9])" office:value-type="float" office:value="0.0931458699472759" calcext:value-type="float">
            <text:p>0.0931458699472759</text:p>
          </table:table-cell>
          <table:table-cell table:formula="of:=[$Sheet1.P9]/SUM([$Sheet1.P$2:$Sheet1.P$9])" office:value-type="float" office:value="0.0374531835205993" calcext:value-type="float">
            <text:p>0.0374531835205993</text:p>
          </table:table-cell>
        </table:table-row>
      </table:table>
      <table:table table:name="Sheet1" table:style-name="ta1">
        <table:shapes>
          <draw:frame draw:z-index="0" draw:style-name="gr1" draw:text-style-name="P1" svg:width="6.2988in" svg:height="3.5429in" svg:x="8.3756in" svg:y="6.5843in">
            <draw:object draw:notify-on-update-of-ranges="Sheet1.A2:Sheet1.A2 Sheet1.A3:Sheet1.A3 Sheet1.A4:Sheet1.A4 Sheet1.A5:Sheet1.A5 Sheet1.A6:Sheet1.A6 Sheet1.A7:Sheet1.A7 Sheet1.A8:Sheet1.A8 Sheet1.A9:Sheet1.A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3.9303in" svg:height="3.5661in" svg:x="1.0366in" svg:y="4.2343in">
            <draw:object draw:notify-on-update-of-ranges="Sheet1.B20:Sheet1.D20 Sheet1.A21:Sheet1.A21 Sheet1.B21:Sheet1.D21 Sheet1.A22:Sheet1.A22 Sheet1.B22:Sheet1.D22 Sheet1.A23:Sheet1.A23 Sheet1.B23:Sheet1.D23 Sheet1.A24:Sheet1.A24 Sheet1.B24:Sheet1.D24 Sheet1.A25:Sheet1.A25 Sheet1.B25:Sheet1.D25 Sheet1.A26:Sheet1.A26 Sheet1.B26:Sheet1.D26 Sheet1.A27:Sheet1.A27 Sheet1.B27:Sheet1.D27 Sheet1.A28:Sheet1.A28 Sheet1.B28:Sheet1.D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2" svg:width="4.8783in" svg:height="2.4508in" svg:x="6.352in" svg:y="3.389in">
            <draw:object draw:notify-on-update-of-ranges="Sheet1.B20:Sheet1.D20 Sheet1.A21:Sheet1.A21 Sheet1.B21:Sheet1.D21 Sheet1.A22:Sheet1.A22 Sheet1.B22:Sheet1.D22 Sheet1.A23:Sheet1.A23 Sheet1.B23:Sheet1.D23 Sheet1.A24:Sheet1.A24 Sheet1.B24:Sheet1.D24 Sheet1.A25:Sheet1.A25 Sheet1.B25:Sheet1.D25 Sheet1.A26:Sheet1.A26 Sheet1.B26:Sheet1.D26 Sheet1.A27:Sheet1.A27 Sheet1.B27:Sheet1.D27 Sheet1.A28:Sheet1.A28 Sheet1.B28:Sheet1.D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Nkx2.5</text:p>
          </table:table-cell>
          <table:table-cell office:value-type="string" calcext:value-type="string">
            <text:p>E5.5 #1</text:p>
          </table:table-cell>
          <table:table-cell office:value-type="string" calcext:value-type="string">
            <text:p>E5.5 #2</text:p>
          </table:table-cell>
          <table:table-cell office:value-type="string" calcext:value-type="string">
            <text:p>E6.5 #1</text:p>
          </table:table-cell>
          <table:table-cell office:value-type="string" calcext:value-type="string">
            <text:p>E6.5 #3</text:p>
          </table:table-cell>
          <table:table-cell office:value-type="string" calcext:value-type="string">
            <text:p>E7.5 #3</text:p>
          </table:table-cell>
          <table:table-cell office:value-type="string" calcext:value-type="string">
            <text:p>E7.5 #4</text:p>
          </table:table-cell>
          <table:table-cell office:value-type="string" calcext:value-type="string">
            <text:p>E7.5 #5</text:p>
          </table:table-cell>
          <table:table-cell/>
          <table:table-cell office:value-type="string" calcext:value-type="string">
            <text:p>Foxc2/Tnnt2</text:p>
          </table:table-cell>
          <table:table-cell office:value-type="string" calcext:value-type="string">
            <text:p>E5.5 #1</text:p>
          </table:table-cell>
          <table:table-cell office:value-type="string" calcext:value-type="string">
            <text:p>E5.5 #2</text:p>
          </table:table-cell>
          <table:table-cell office:value-type="string" calcext:value-type="string">
            <text:p>E7.5 #1</text:p>
          </table:table-cell>
          <table:table-cell office:value-type="string" calcext:value-type="string">
            <text:p>E7.5 #2</text:p>
          </table:table-cell>
          <table:table-cell office:value-type="string" calcext:value-type="string">
            <text:p>E6.5 #1</text:p>
          </table:table-cell>
          <table:table-cell office:value-type="string" calcext:value-type="string">
            <text:p>E6.5 #2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  <table:table-cell office:value-type="float" office:value="230" calcext:value-type="float">
            <text:p>230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198" calcext:value-type="float">
            <text:p>198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LV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176" calcext:value-type="float">
            <text:p>176</text:p>
          </table:table-cell>
          <table:table-cell office:value-type="float" office:value="162" calcext:value-type="float">
            <text:p>16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R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RV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OFT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02" calcext:value-type="float">
            <text:p>202</text:p>
          </table:table-cell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OFT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22" calcext:value-type="float">
            <text:p>12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VC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AVC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tria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32" calcext:value-type="float">
            <text:p>132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tria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ndo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Endo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07" calcext:value-type="float">
            <text:p>10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pi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135" calcext:value-type="float">
            <text:p>135</text:p>
          </table:table-cell>
          <table:table-cell office:value-type="float" office:value="92" calcext:value-type="float">
            <text:p>92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Epi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Peri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186" calcext:value-type="float">
            <text:p>186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Peri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formula="of:=[.B3]/SUM([.B2:.B9])" office:value-type="float" office:value="0.0884146341463415" calcext:value-type="float">
            <text:p>0.0884146341463415</text:p>
          </table:table-cell>
          <table:table-cell table:formula="of:=[.C3]/SUM([.C2:.C9])" office:value-type="float" office:value="0.032051282051282" calcext:value-type="float">
            <text:p>0.032051282051282</text:p>
          </table:table-cell>
          <table:table-cell table:formula="of:=[.D3]/SUM([.D2:.D9])" office:value-type="float" office:value="0.0429530201342282" calcext:value-type="float">
            <text:p>0.0429530201342282</text:p>
          </table:table-cell>
          <table:table-cell table:formula="of:=[.E3]/SUM([.E2:.E9])" office:value-type="float" office:value="0.0433168316831683" calcext:value-type="float">
            <text:p>0.0433168316831683</text:p>
          </table:table-cell>
          <table:table-cell table:formula="of:=[.F3]/SUM([.F2:.F9])" office:value-type="float" office:value="0.1329534662868" calcext:value-type="float">
            <text:p>0.1329534662868</text:p>
          </table:table-cell>
          <table:table-cell table:formula="of:=[.G3]/SUM([.G2:.G9])" office:value-type="float" office:value="0.144404332129964" calcext:value-type="float">
            <text:p>0.144404332129964</text:p>
          </table:table-cell>
          <table:table-cell table:formula="of:=[.H3]/SUM([.H2:.H9])" office:value-type="float" office:value="0.103267973856209" calcext:value-type="float">
            <text:p>0.103267973856209</text:p>
          </table:table-cell>
          <table:table-cell table:number-columns-repeated="2"/>
          <table:table-cell table:formula="of:=[.K3]/SUM([.K2:.K9])" office:value-type="float" office:value="0.0641025641025641" calcext:value-type="float">
            <text:p>0.0641025641025641</text:p>
          </table:table-cell>
          <table:table-cell table:formula="of:=[.L3]/SUM([.L2:.L9])" office:value-type="float" office:value="0.0892857142857143" calcext:value-type="float">
            <text:p>0.0892857142857143</text:p>
          </table:table-cell>
          <table:table-cell table:formula="of:=[.M3]/SUM([.M2:.M9])" office:value-type="float" office:value="0.0907172995780591" calcext:value-type="float">
            <text:p>0.0907172995780591</text:p>
          </table:table-cell>
          <table:table-cell table:formula="of:=[.N3]/SUM([.N2:.N9])" office:value-type="float" office:value="0.152808988764045" calcext:value-type="float">
            <text:p>0.152808988764045</text:p>
          </table:table-cell>
          <table:table-cell table:number-columns-repeated="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min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Use</text:p>
          </table:table-cell>
          <table:table-cell/>
          <table:table-cell table:number-columns-repeated="2" office:value-type="string" calcext:value-type="string">
            <text:p>Use</text:p>
          </table:table-cell>
          <table:table-cell table:number-columns-repeated="3"/>
          <table:table-cell office:value-type="string" calcext:value-type="string">
            <text:p>Use</text:p>
          </table:table-cell>
          <table:table-cell table:number-columns-repeated="8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office:value-type="string" calcext:value-type="string">
            <text:p>E5.5</text:p>
          </table:table-cell>
          <table:table-cell office:value-type="string" calcext:value-type="string">
            <text:p>E6.5</text:p>
          </table:table-cell>
          <table:table-cell office:value-type="string" calcext:value-type="string">
            <text:p>E7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V</text:p>
          </table:table-cell>
          <table:table-cell table:formula="of:=0.25*SUM([.B2:.C2];[.K2:.L2])" office:value-type="float" office:value="63" calcext:value-type="float">
            <text:p>63</text:p>
          </table:table-cell>
          <table:table-cell table:formula="of:=0.25*SUM([.D2:.E2];[.O2:.P2])" office:value-type="float" office:value="189.25" calcext:value-type="float">
            <text:p>189.25</text:p>
          </table:table-cell>
          <table:table-cell table:formula="of:=0.2*SUM([.F2:.H2];[.M2:.N2])" office:value-type="float" office:value="158.4" calcext:value-type="float">
            <text:p>158.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V</text:p>
          </table:table-cell>
          <table:table-cell table:formula="of:=0.25*SUM([.B3:.C3];[.K3:.L3])" office:value-type="float" office:value="14.75" calcext:value-type="float">
            <text:p>14.75</text:p>
          </table:table-cell>
          <table:table-cell table:formula="of:=0.25*SUM([.D3:.E3];[.O3:.P3])" office:value-type="float" office:value="29.25" calcext:value-type="float">
            <text:p>29.25</text:p>
          </table:table-cell>
          <table:table-cell table:formula="of:=0.2*SUM([.F3:.H3];[.M3:.N3])" office:value-type="float" office:value="103.6" calcext:value-type="float">
            <text:p>103.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FT</text:p>
          </table:table-cell>
          <table:table-cell table:formula="of:=0.25*SUM([.B4:.C4];[.K4:.L4])" office:value-type="float" office:value="8.25" calcext:value-type="float">
            <text:p>8.25</text:p>
          </table:table-cell>
          <table:table-cell table:formula="of:=0.25*SUM([.D4:.E4];[.O4:.P4])" office:value-type="float" office:value="18" calcext:value-type="float">
            <text:p>18</text:p>
          </table:table-cell>
          <table:table-cell table:formula="of:=0.2*SUM([.F4:.H4];[.M4:.N4])" office:value-type="float" office:value="115.4" calcext:value-type="float">
            <text:p>115.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VC</text:p>
          </table:table-cell>
          <table:table-cell table:formula="of:=0.25*SUM([.B5:.C5];[.K5:.L5])" office:value-type="float" office:value="36" calcext:value-type="float">
            <text:p>36</text:p>
          </table:table-cell>
          <table:table-cell table:formula="of:=0.25*SUM([.D5:.E5];[.O5:.P5])" office:value-type="float" office:value="103.5" calcext:value-type="float">
            <text:p>103.5</text:p>
          </table:table-cell>
          <table:table-cell table:formula="of:=0.2*SUM([.F5:.H5];[.M5:.N5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tria</text:p>
          </table:table-cell>
          <table:table-cell table:formula="of:=0.25*SUM([.B6:.C6];[.K6:.L6])" office:value-type="float" office:value="16.25" calcext:value-type="float">
            <text:p>16.25</text:p>
          </table:table-cell>
          <table:table-cell table:formula="of:=0.25*SUM([.D6:.E6];[.O6:.P6])" office:value-type="float" office:value="28.75" calcext:value-type="float">
            <text:p>28.75</text:p>
          </table:table-cell>
          <table:table-cell table:formula="of:=0.2*SUM([.F6:.H6];[.M6:.N6])" office:value-type="float" office:value="107.4" calcext:value-type="float">
            <text:p>107.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ndo</text:p>
          </table:table-cell>
          <table:table-cell table:formula="of:=0.25*SUM([.B7:.C7];[.K7:.L7])" office:value-type="float" office:value="11" calcext:value-type="float">
            <text:p>11</text:p>
          </table:table-cell>
          <table:table-cell table:formula="of:=0.25*SUM([.D7:.E7];[.O7:.P7])" office:value-type="float" office:value="86.75" calcext:value-type="float">
            <text:p>86.75</text:p>
          </table:table-cell>
          <table:table-cell table:formula="of:=0.2*SUM([.F7:.H7];[.M7:.N7])" office:value-type="float" office:value="29.6" calcext:value-type="float">
            <text:p>29.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o-epi</text:p>
          </table:table-cell>
          <table:table-cell table:formula="of:=0.25*SUM([.B8:.C8];[.K8:.L8])" office:value-type="float" office:value="34.25" calcext:value-type="float">
            <text:p>34.25</text:p>
          </table:table-cell>
          <table:table-cell table:formula="of:=0.25*SUM([.D8:.E8];[.O8:.P8])" office:value-type="float" office:value="163.25" calcext:value-type="float">
            <text:p>163.25</text:p>
          </table:table-cell>
          <table:table-cell table:formula="of:=0.2*SUM([.F8:.H8];[.M8:.N8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i</text:p>
          </table:table-cell>
          <table:table-cell table:formula="of:=0.25*SUM([.B9:.C9];[.K9:.L9])" office:value-type="float" office:value="18.5" calcext:value-type="float">
            <text:p>18.5</text:p>
          </table:table-cell>
          <table:table-cell table:formula="of:=0.25*SUM([.D9:.E9];[.O9:.P9])" office:value-type="float" office:value="45.25" calcext:value-type="float">
            <text:p>45.25</text:p>
          </table:table-cell>
          <table:table-cell table:formula="of:=0.2*SUM([.F9:.H9];[.M9:.N9])" office:value-type="float" office:value="103.2" calcext:value-type="float">
            <text:p>103.2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6T12:38:08.127712120</meta:creation-date>
    <dc:date>2022-11-01T08:42:41.800887388</dc:date>
    <meta:editing-duration>PT22H45M26S</meta:editing-duration>
    <meta:editing-cycles>30</meta:editing-cycles>
    <meta:generator>LibreOffice/7.3.6.2$Linux_X86_64 LibreOffice_project/30$Build-2</meta:generator>
    <dc:creator>Martin Dominguez</dc:creator>
    <meta:document-statistic meta:table-count="3" meta:cell-count="626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style:font-style-name="Bold" fo:font-size="16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 svg:stroke-color="#b3b3b3"/>
      <style:text-properties fo:font-size="16pt" style:font-size-asian="10pt" style:font-size-complex="10pt"/>
    </style:style>
    <style:style style:name="ch5" style:family="chart" style:data-style-name="N0">
      <style:chart-properties chart:display-label="true" chart:logarithmic="false" chart:maximum="800" chart:origin="0" chart:interval-major="200" chart:reverse-direction="false" text:line-break="false" loext:try-staggering-first="false" chart:link-data-style-to-source="true" chart:axis-position="1"/>
      <style:graphic-properties svg:stroke-width="0.051cm" svg:stroke-color="#b3b3b3"/>
      <style:text-properties fo:font-size="16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4" style:family="chart">
      <style:graphic-properties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984cm" svg:height="9.059cm" xlink:href=".." xlink:type="simple" chart:class="chart:bar" chart:style-name="ch1">
        <chart:legend chart:legend-position="end" svg:x="7.112cm" svg:y="1.585cm" style:legend-expansion="high" chart:style-name="ch2"/>
        <chart:plot-area chart:style-name="ch3" table:cell-range-address="Sheet1.A20:Sheet1.D28" chart:data-source-has-labels="both" svg:x="0.199cm" svg:y="0.181cm" svg:width="6.714cm" svg:height="8.697cm">
          <chart:coordinate-region svg:x="1.403cm" svg:y="0.486cm" svg:width="5.51cm" svg:height="7.533cm"/>
          <chart:axis chart:dimension="x" chart:name="primary-x" chart:style-name="ch4" chartooo:axis-type="auto">
            <chartooo:date-scale/>
            <chart:categories table:cell-range-address="Sheet1.B20:Sheet1.D20"/>
          </chart:axis>
          <chart:axis chart:dimension="y" chart:name="primary-y" chart:style-name="ch5"/>
          <chart:series chart:style-name="ch6" chart:values-cell-range-address="Sheet1.B21:Sheet1.D21" chart:label-cell-address="Sheet1.A21:Sheet1.A21" chart:class="chart:bar">
            <chart:data-point chart:repeated="3"/>
          </chart:series>
          <chart:series chart:style-name="ch7" chart:values-cell-range-address="Sheet1.B22:Sheet1.D22" chart:label-cell-address="Sheet1.A22:Sheet1.A22" chart:class="chart:bar">
            <chart:data-point chart:repeated="3"/>
          </chart:series>
          <chart:series chart:style-name="ch8" chart:values-cell-range-address="Sheet1.B23:Sheet1.D23" chart:label-cell-address="Sheet1.A23:Sheet1.A23" chart:class="chart:bar">
            <chart:data-point chart:repeated="3"/>
          </chart:series>
          <chart:series chart:style-name="ch9" chart:values-cell-range-address="Sheet1.B24:Sheet1.D24" chart:label-cell-address="Sheet1.A24:Sheet1.A24" chart:class="chart:bar">
            <chart:data-point chart:repeated="3"/>
          </chart:series>
          <chart:series chart:style-name="ch10" chart:values-cell-range-address="Sheet1.B25:Sheet1.D25" chart:label-cell-address="Sheet1.A25:Sheet1.A25" chart:class="chart:bar">
            <chart:data-point chart:repeated="3"/>
          </chart:series>
          <chart:series chart:style-name="ch11" chart:values-cell-range-address="Sheet1.B26:Sheet1.D26" chart:label-cell-address="Sheet1.A26:Sheet1.A26" chart:class="chart:bar">
            <chart:data-point chart:repeated="3"/>
          </chart:series>
          <chart:series chart:style-name="ch12" chart:values-cell-range-address="Sheet1.B27:Sheet1.D27" chart:label-cell-address="Sheet1.A27:Sheet1.A27" chart:class="chart:bar">
            <chart:data-point chart:repeated="3"/>
          </chart:series>
          <chart:series chart:style-name="ch13" chart:values-cell-range-address="Sheet1.B28:Sheet1.D28" chart:label-cell-address="Sheet1.A28:Sheet1.A28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5.5</text:p>
                <draw:g>
                  <svg:desc>Sheet1.B20:Sheet1.D20</svg:desc>
                </draw:g>
              </table:table-cell>
              <table:table-cell office:value-type="string">
                <text:p>E6.5</text:p>
              </table:table-cell>
              <table:table-cell office:value-type="string">
                <text:p>E7.5</text:p>
              </table:table-cell>
            </table:table-row>
          </table:table-header-rows>
          <table:table-rows>
            <table:table-row>
              <table:table-cell office:value-type="string">
                <text:p>LV</text:p>
                <draw:g>
                  <svg:desc>Sheet1.A21:Sheet1.A21</svg:desc>
                </draw:g>
              </table:table-cell>
              <table:table-cell office:value-type="float" office:value="63">
                <text:p>63</text:p>
                <draw:g>
                  <svg:desc>Sheet1.B21:Sheet1.D21</svg:desc>
                </draw:g>
              </table:table-cell>
              <table:table-cell office:value-type="float" office:value="189.25">
                <text:p>189.25</text:p>
              </table:table-cell>
              <table:table-cell office:value-type="float" office:value="158.4">
                <text:p>158.4</text:p>
              </table:table-cell>
            </table:table-row>
            <table:table-row>
              <table:table-cell office:value-type="string">
                <text:p>RV</text:p>
                <draw:g>
                  <svg:desc>Sheet1.A22:Sheet1.A22</svg:desc>
                </draw:g>
              </table:table-cell>
              <table:table-cell office:value-type="float" office:value="14.75">
                <text:p>14.75</text:p>
                <draw:g>
                  <svg:desc>Sheet1.B22:Sheet1.D22</svg:desc>
                </draw:g>
              </table:table-cell>
              <table:table-cell office:value-type="float" office:value="29.25">
                <text:p>29.25</text:p>
              </table:table-cell>
              <table:table-cell office:value-type="float" office:value="103.6">
                <text:p>103.6</text:p>
              </table:table-cell>
            </table:table-row>
            <table:table-row>
              <table:table-cell office:value-type="string">
                <text:p>OFT</text:p>
                <draw:g>
                  <svg:desc>Sheet1.A23:Sheet1.A23</svg:desc>
                </draw:g>
              </table:table-cell>
              <table:table-cell office:value-type="float" office:value="8.25">
                <text:p>8.25</text:p>
                <draw:g>
                  <svg:desc>Sheet1.B23:Sheet1.D23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15.4">
                <text:p>115.4</text:p>
              </table:table-cell>
            </table:table-row>
            <table:table-row>
              <table:table-cell office:value-type="string">
                <text:p>AVC</text:p>
                <draw:g>
                  <svg:desc>Sheet1.A24:Sheet1.A24</svg:desc>
                </draw:g>
              </table:table-cell>
              <table:table-cell office:value-type="float" office:value="36">
                <text:p>36</text:p>
                <draw:g>
                  <svg:desc>Sheet1.B24:Sheet1.D24</svg:desc>
                </draw:g>
              </table:table-cell>
              <table:table-cell office:value-type="float" office:value="103.5">
                <text:p>103.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Atria</text:p>
                <draw:g>
                  <svg:desc>Sheet1.A25:Sheet1.A25</svg:desc>
                </draw:g>
              </table:table-cell>
              <table:table-cell office:value-type="float" office:value="16.25">
                <text:p>16.25</text:p>
                <draw:g>
                  <svg:desc>Sheet1.B25:Sheet1.D25</svg:desc>
                </draw:g>
              </table:table-cell>
              <table:table-cell office:value-type="float" office:value="28.75">
                <text:p>28.75</text:p>
              </table:table-cell>
              <table:table-cell office:value-type="float" office:value="107.4">
                <text:p>107.4</text:p>
              </table:table-cell>
            </table:table-row>
            <table:table-row>
              <table:table-cell office:value-type="string">
                <text:p>Endo</text:p>
                <draw:g>
                  <svg:desc>Sheet1.A26:Sheet1.A26</svg:desc>
                </draw:g>
              </table:table-cell>
              <table:table-cell office:value-type="float" office:value="11">
                <text:p>11</text:p>
                <draw:g>
                  <svg:desc>Sheet1.B26:Sheet1.D26</svg:desc>
                </draw:g>
              </table:table-cell>
              <table:table-cell office:value-type="float" office:value="86.75">
                <text:p>86.75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Pro-epi</text:p>
                <draw:g>
                  <svg:desc>Sheet1.A27:Sheet1.A27</svg:desc>
                </draw:g>
              </table:table-cell>
              <table:table-cell office:value-type="float" office:value="34.25">
                <text:p>34.25</text:p>
                <draw:g>
                  <svg:desc>Sheet1.B27:Sheet1.D27</svg:desc>
                </draw:g>
              </table:table-cell>
              <table:table-cell office:value-type="float" office:value="163.25">
                <text:p>163.2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Peri</text:p>
                <draw:g>
                  <svg:desc>Sheet1.A28:Sheet1.A28</svg:desc>
                </draw:g>
              </table:table-cell>
              <table:table-cell office:value-type="float" office:value="18.5">
                <text:p>18.5</text:p>
                <draw:g>
                  <svg:desc>Sheet1.B28:Sheet1.D28</svg:desc>
                </draw:g>
              </table:table-cell>
              <table:table-cell office:value-type="float" office:value="45.25">
                <text:p>45.25</text:p>
              </table:table-cell>
              <table:table-cell office:value-type="float" office:value="103.2">
                <text:p>103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451cm" svg:y="2.458cm" style:legend-expansion="high" chart:style-name="ch2"/>
        <chart:plot-area chart:style-name="ch3" table:cell-range-address="Sheet1.A1:Sheet1.I9 Sheet1.K1:Sheet1.P9" chart:data-source-has-labels="both" svg:x="0.32cm" svg:y="0.18cm" svg:width="13.811cm" svg:height="8.64cm">
          <chart:coordinate-region svg:x="1.312cm" svg:y="0.379cm" svg:width="12.819cm" svg:height="7.069cm"/>
          <chart:axis chart:dimension="x" chart:name="primary-x" chart:style-name="ch4" chartooo:axis-type="auto">
            <chartooo:date-scale/>
            <chart:categories table:cell-range-address="Sheet1.B1:Sheet1.I1 Sheet1.K1:Sheet1.P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I2 Sheet1.K2:Sheet1.P2" chart:label-cell-address="Sheet1.A2:Sheet1.A2" chart:class="chart:bar">
            <chart:data-point chart:repeated="14"/>
          </chart:series>
          <chart:series chart:style-name="ch8" chart:values-cell-range-address="Sheet1.B3:Sheet1.I3 Sheet1.K3:Sheet1.P3" chart:label-cell-address="Sheet1.A3:Sheet1.A3" chart:class="chart:bar">
            <chart:data-point chart:repeated="14"/>
          </chart:series>
          <chart:series chart:style-name="ch9" chart:values-cell-range-address="Sheet1.B4:Sheet1.I4 Sheet1.K4:Sheet1.P4" chart:label-cell-address="Sheet1.A4:Sheet1.A4" chart:class="chart:bar">
            <chart:data-point chart:repeated="14"/>
          </chart:series>
          <chart:series chart:style-name="ch10" chart:values-cell-range-address="Sheet1.B5:Sheet1.I5 Sheet1.K5:Sheet1.P5" chart:label-cell-address="Sheet1.A5:Sheet1.A5" chart:class="chart:bar">
            <chart:data-point chart:repeated="14"/>
          </chart:series>
          <chart:series chart:style-name="ch11" chart:values-cell-range-address="Sheet1.B6:Sheet1.I6 Sheet1.K6:Sheet1.P6" chart:label-cell-address="Sheet1.A6:Sheet1.A6" chart:class="chart:bar">
            <chart:data-point chart:repeated="14"/>
          </chart:series>
          <chart:series chart:style-name="ch12" chart:values-cell-range-address="Sheet1.B7:Sheet1.I7 Sheet1.K7:Sheet1.P7" chart:label-cell-address="Sheet1.A7:Sheet1.A7" chart:class="chart:bar">
            <chart:data-point chart:repeated="14"/>
          </chart:series>
          <chart:series chart:style-name="ch13" chart:values-cell-range-address="Sheet1.B8:Sheet1.I8 Sheet1.K8:Sheet1.P8" chart:label-cell-address="Sheet1.A8:Sheet1.A8" chart:class="chart:bar">
            <chart:data-point chart:repeated="14"/>
          </chart:series>
          <chart:series chart:style-name="ch14" chart:values-cell-range-address="Sheet1.B9:Sheet1.I9 Sheet1.K9:Sheet1.P9" chart:label-cell-address="Sheet1.A9:Sheet1.A9" chart:class="chart:bar">
            <chart:data-point chart:repeated="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5.5 #1</text:p>
                <draw:g>
                  <svg:desc>Sheet1.B1:Sheet1.I1 Sheet1.K1:Sheet1.P1</svg:desc>
                </draw:g>
              </table:table-cell>
              <table:table-cell office:value-type="string">
                <text:p>E5.5 #2</text:p>
              </table:table-cell>
              <table:table-cell office:value-type="string">
                <text:p>E6.5 #1</text:p>
              </table:table-cell>
              <table:table-cell office:value-type="string">
                <text:p>E6.5 #3</text:p>
              </table:table-cell>
              <table:table-cell office:value-type="string">
                <text:p>E7.5 #3</text:p>
              </table:table-cell>
              <table:table-cell office:value-type="string">
                <text:p>E7.5 #4</text:p>
              </table:table-cell>
              <table:table-cell office:value-type="string">
                <text:p>E7.5 #5</text:p>
              </table:table-cell>
              <table:table-cell office:value-type="string">
                <text:p/>
              </table:table-cell>
              <table:table-cell office:value-type="string">
                <text:p>E5.5 #1</text:p>
              </table:table-cell>
              <table:table-cell office:value-type="string">
                <text:p>E5.5 #2</text:p>
              </table:table-cell>
              <table:table-cell office:value-type="string">
                <text:p>E7.5 #1</text:p>
              </table:table-cell>
              <table:table-cell office:value-type="string">
                <text:p>E7.5 #2</text:p>
              </table:table-cell>
              <table:table-cell office:value-type="string">
                <text:p>E6.5 #1</text:p>
              </table:table-cell>
              <table:table-cell office:value-type="string">
                <text:p>E6.5 #2</text:p>
              </table:table-cell>
            </table:table-row>
          </table:table-header-rows>
          <table:table-rows>
            <table:table-row>
              <table:table-cell office:value-type="string">
                <text:p>LV</text:p>
                <draw:g>
                  <svg:desc>Sheet1.A2:Sheet1.A2</svg:desc>
                </draw:g>
              </table:table-cell>
              <table:table-cell office:value-type="float" office:value="98">
                <text:p>98</text:p>
                <draw:g>
                  <svg:desc>Sheet1.B2:Sheet1.I2 Sheet1.K2:Sheet1.P2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230">
                <text:p>230</text:p>
              </table:table-cell>
              <table:table-cell office:value-type="float" office:value="210">
                <text:p>210</text:p>
              </table:table-cell>
              <table:table-cell office:value-type="float" office:value="200">
                <text:p>200</text:p>
              </table:table-cell>
              <table:table-cell office:value-type="float" office:value="198">
                <text:p>198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78">
                <text:p>78</text:p>
              </table:table-cell>
              <table:table-cell office:value-type="float" office:value="176">
                <text:p>176</text:p>
              </table:table-cell>
              <table:table-cell office:value-type="float" office:value="162">
                <text:p>16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RV</text:p>
                <draw:g>
                  <svg:desc>Sheet1.A3:Sheet1.A3</svg:desc>
                </draw:g>
              </table:table-cell>
              <table:table-cell office:value-type="float" office:value="29">
                <text:p>29</text:p>
                <draw:g>
                  <svg:desc>Sheet1.B3:Sheet1.I3 Sheet1.K3:Sheet1.P3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140">
                <text:p>140</text:p>
              </table:table-cell>
              <table:table-cell office:value-type="float" office:value="120">
                <text:p>120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  <table:table-cell office:value-type="float" office:value="136">
                <text:p>136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OFT</text:p>
                <draw:g>
                  <svg:desc>Sheet1.A4:Sheet1.A4</svg:desc>
                </draw:g>
              </table:table-cell>
              <table:table-cell office:value-type="float" office:value="10">
                <text:p>10</text:p>
                <draw:g>
                  <svg:desc>Sheet1.B4:Sheet1.I4 Sheet1.K4:Sheet1.P4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202">
                <text:p>202</text:p>
              </table:table-cell>
              <table:table-cell office:value-type="float" office:value="104">
                <text:p>104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62">
                <text:p>62</text:p>
              </table:table-cell>
              <table:table-cell office:value-type="float" office:value="122">
                <text:p>122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AVC</text:p>
                <draw:g>
                  <svg:desc>Sheet1.A5:Sheet1.A5</svg:desc>
                </draw:g>
              </table:table-cell>
              <table:table-cell office:value-type="float" office:value="48">
                <text:p>48</text:p>
                <draw:g>
                  <svg:desc>Sheet1.B5:Sheet1.I5 Sheet1.K5:Sheet1.P5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95">
                <text:p>95</text:p>
              </table:table-cell>
              <table:table-cell office:value-type="float" office:value="170">
                <text:p>170</text:p>
              </table:table-cell>
              <table:table-cell office:value-type="float" office:value="130">
                <text:p>130</text:p>
              </table:table-cell>
              <table:table-cell office:value-type="float" office:value="63">
                <text:p>63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37">
                <text:p>37</text:p>
              </table:table-cell>
              <table:table-cell office:value-type="float" office:value="97">
                <text:p>97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Atria</text:p>
                <draw:g>
                  <svg:desc>Sheet1.A6:Sheet1.A6</svg:desc>
                </draw:g>
              </table:table-cell>
              <table:table-cell office:value-type="float" office:value="30">
                <text:p>30</text:p>
                <draw:g>
                  <svg:desc>Sheet1.B6:Sheet1.I6 Sheet1.K6:Sheet1.P6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132">
                <text:p>132</text:p>
              </table:table-cell>
              <table:table-cell office:value-type="float" office:value="57">
                <text:p>57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92">
                <text:p>92</text:p>
              </table:table-cell>
              <table:table-cell office:value-type="float" office:value="160">
                <text:p>160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Endo</text:p>
                <draw:g>
                  <svg:desc>Sheet1.A7:Sheet1.A7</svg:desc>
                </draw:g>
              </table:table-cell>
              <table:table-cell office:value-type="float" office:value="12">
                <text:p>12</text:p>
                <draw:g>
                  <svg:desc>Sheet1.B7:Sheet1.I7 Sheet1.K7:Sheet1.P7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69">
                <text:p>69</text:p>
              </table:table-cell>
              <table:table-cell office:value-type="float" office:value="87">
                <text:p>87</text:p>
              </table:table-cell>
              <table:table-cell office:value-type="float" office:value="42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107">
                <text:p>10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Epi</text:p>
                <draw:g>
                  <svg:desc>Sheet1.A8:Sheet1.A8</svg:desc>
                </draw:g>
              </table:table-cell>
              <table:table-cell office:value-type="float" office:value="77">
                <text:p>77</text:p>
                <draw:g>
                  <svg:desc>Sheet1.B8:Sheet1.I8 Sheet1.K8:Sheet1.P8</svg:desc>
                </draw:g>
              </table:table-cell>
              <table:table-cell office:value-type="float" office:value="21">
                <text:p>21</text:p>
              </table:table-cell>
              <table:table-cell office:value-type="float" office:value="218">
                <text:p>218</text:p>
              </table:table-cell>
              <table:table-cell office:value-type="float" office:value="230">
                <text:p>230</text:p>
              </table:table-cell>
              <table:table-cell office:value-type="float" office:value="135">
                <text:p>135</text:p>
              </table:table-cell>
              <table:table-cell office:value-type="float" office:value="92">
                <text:p>92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96">
                <text:p>96</text:p>
              </table:table-cell>
              <table:table-cell office:value-type="float" office:value="74">
                <text:p>74</text:p>
              </table:table-cell>
              <table:table-cell office:value-type="float" office:value="90">
                <text:p>9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Peri</text:p>
                <draw:g>
                  <svg:desc>Sheet1.A9:Sheet1.A9</svg:desc>
                </draw:g>
              </table:table-cell>
              <table:table-cell office:value-type="float" office:value="24">
                <text:p>24</text:p>
                <draw:g>
                  <svg:desc>Sheet1.B9:Sheet1.I9 Sheet1.K9:Sheet1.P9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44">
                <text:p>44</text:p>
              </table:table-cell>
              <table:table-cell office:value-type="float" office:value="72">
                <text:p>72</text:p>
              </table:table-cell>
              <table:table-cell office:value-type="float" office:value="186">
                <text:p>186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57">
                <text:p>57</text:p>
              </table:table-cell>
              <table:table-cell office:value-type="float" office:value="97">
                <text:p>97</text:p>
              </table:table-cell>
              <table:table-cell office:value-type="float" office:value="53">
                <text:p>53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style:font-style-name="Bold" fo:font-size="16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start"/>
      <style:graphic-properties svg:stroke-width="0.051cm" svg:stroke-color="#b3b3b3"/>
      <style:text-properties fo:font-family="arial" style:font-style-name="Regular" fo:font-size="16pt" style:font-size-asian="10pt" style:font-size-complex="10pt"/>
    </style:style>
    <style:style style:name="ch5" style:family="chart" style:data-style-name="N0">
      <style:chart-properties chart:display-label="true" chart:logarithmic="false" chart:maximum="800" chart:origin="0" chart:interval-major="200" chart:reverse-direction="false" text:line-break="false" loext:try-staggering-first="false" chart:link-data-style-to-source="true" chart:axis-position="end"/>
      <style:graphic-properties svg:stroke-width="0.051cm" svg:stroke-color="#b3b3b3"/>
      <style:text-properties fo:font-family="arial" style:font-style-name="Regular" fo:font-size="16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eff6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cab355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9d68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b7e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2a3212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d9e31" dr3d:edge-rounding="5%"/>
      <style:text-properties fo:font-size="10pt" style:font-size-asian="10pt" style:font-size-complex="10pt"/>
    </style:style>
    <style:style style:name="ch14" style:family="chart">
      <style:graphic-properties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392cm" svg:height="6.226cm" xlink:href=".." xlink:type="simple" chart:class="chart:bar" chart:style-name="ch1">
        <chart:legend chart:legend-position="end" svg:x="9.52cm" svg:y="0.169cm" style:legend-expansion="high" chart:style-name="ch2"/>
        <chart:plot-area chart:style-name="ch3" table:cell-range-address="Sheet1.A20:Sheet1.D28" chart:data-source-has-labels="both" svg:x="0.247cm" svg:y="0.124cm" svg:width="9.026cm" svg:height="5.978cm">
          <chart:coordinate-region svg:x="1.662cm" svg:y="0.124cm" svg:width="7.133cm" svg:height="5.119cm"/>
          <chart:axis chart:dimension="x" chart:name="primary-x" chart:style-name="ch4" chartooo:axis-type="auto">
            <chartooo:date-scale/>
            <chart:categories table:cell-range-address="Sheet1.B20:Sheet1.D20"/>
          </chart:axis>
          <chart:axis chart:dimension="y" chart:name="primary-y" chart:style-name="ch5"/>
          <chart:series chart:style-name="ch6" chart:values-cell-range-address="Sheet1.B21:Sheet1.D21" chart:label-cell-address="Sheet1.A21:Sheet1.A21" chart:class="chart:bar">
            <chart:data-point chart:repeated="3"/>
          </chart:series>
          <chart:series chart:style-name="ch7" chart:values-cell-range-address="Sheet1.B22:Sheet1.D22" chart:label-cell-address="Sheet1.A22:Sheet1.A22" chart:class="chart:bar">
            <chart:data-point chart:repeated="3"/>
          </chart:series>
          <chart:series chart:style-name="ch8" chart:values-cell-range-address="Sheet1.B23:Sheet1.D23" chart:label-cell-address="Sheet1.A23:Sheet1.A23" chart:class="chart:bar">
            <chart:data-point chart:repeated="3"/>
          </chart:series>
          <chart:series chart:style-name="ch9" chart:values-cell-range-address="Sheet1.B24:Sheet1.D24" chart:label-cell-address="Sheet1.A24:Sheet1.A24" chart:class="chart:bar">
            <chart:data-point chart:repeated="3"/>
          </chart:series>
          <chart:series chart:style-name="ch10" chart:values-cell-range-address="Sheet1.B25:Sheet1.D25" chart:label-cell-address="Sheet1.A25:Sheet1.A25" chart:class="chart:bar">
            <chart:data-point chart:repeated="3"/>
          </chart:series>
          <chart:series chart:style-name="ch11" chart:values-cell-range-address="Sheet1.B26:Sheet1.D26" chart:label-cell-address="Sheet1.A26:Sheet1.A26" chart:class="chart:bar">
            <chart:data-point chart:repeated="3"/>
          </chart:series>
          <chart:series chart:style-name="ch12" chart:values-cell-range-address="Sheet1.B27:Sheet1.D27" chart:label-cell-address="Sheet1.A27:Sheet1.A27" chart:class="chart:bar">
            <chart:data-point chart:repeated="3"/>
          </chart:series>
          <chart:series chart:style-name="ch13" chart:values-cell-range-address="Sheet1.B28:Sheet1.D28" chart:label-cell-address="Sheet1.A28:Sheet1.A28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5.5</text:p>
                <draw:g>
                  <svg:desc>Sheet1.B20:Sheet1.D20</svg:desc>
                </draw:g>
              </table:table-cell>
              <table:table-cell office:value-type="string">
                <text:p>E6.5</text:p>
              </table:table-cell>
              <table:table-cell office:value-type="string">
                <text:p>E7.5</text:p>
              </table:table-cell>
            </table:table-row>
          </table:table-header-rows>
          <table:table-rows>
            <table:table-row>
              <table:table-cell office:value-type="string">
                <text:p>LV</text:p>
                <draw:g>
                  <svg:desc>Sheet1.A21:Sheet1.A21</svg:desc>
                </draw:g>
              </table:table-cell>
              <table:table-cell office:value-type="float" office:value="63">
                <text:p>63</text:p>
                <draw:g>
                  <svg:desc>Sheet1.B21:Sheet1.D21</svg:desc>
                </draw:g>
              </table:table-cell>
              <table:table-cell office:value-type="float" office:value="189.25">
                <text:p>189.25</text:p>
              </table:table-cell>
              <table:table-cell office:value-type="float" office:value="158.4">
                <text:p>158.4</text:p>
              </table:table-cell>
            </table:table-row>
            <table:table-row>
              <table:table-cell office:value-type="string">
                <text:p>RV</text:p>
                <draw:g>
                  <svg:desc>Sheet1.A22:Sheet1.A22</svg:desc>
                </draw:g>
              </table:table-cell>
              <table:table-cell office:value-type="float" office:value="14.75">
                <text:p>14.75</text:p>
                <draw:g>
                  <svg:desc>Sheet1.B22:Sheet1.D22</svg:desc>
                </draw:g>
              </table:table-cell>
              <table:table-cell office:value-type="float" office:value="29.25">
                <text:p>29.25</text:p>
              </table:table-cell>
              <table:table-cell office:value-type="float" office:value="103.6">
                <text:p>103.6</text:p>
              </table:table-cell>
            </table:table-row>
            <table:table-row>
              <table:table-cell office:value-type="string">
                <text:p>OFT</text:p>
                <draw:g>
                  <svg:desc>Sheet1.A23:Sheet1.A23</svg:desc>
                </draw:g>
              </table:table-cell>
              <table:table-cell office:value-type="float" office:value="8.25">
                <text:p>8.25</text:p>
                <draw:g>
                  <svg:desc>Sheet1.B23:Sheet1.D23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15.4">
                <text:p>115.4</text:p>
              </table:table-cell>
            </table:table-row>
            <table:table-row>
              <table:table-cell office:value-type="string">
                <text:p>AVC</text:p>
                <draw:g>
                  <svg:desc>Sheet1.A24:Sheet1.A24</svg:desc>
                </draw:g>
              </table:table-cell>
              <table:table-cell office:value-type="float" office:value="36">
                <text:p>36</text:p>
                <draw:g>
                  <svg:desc>Sheet1.B24:Sheet1.D24</svg:desc>
                </draw:g>
              </table:table-cell>
              <table:table-cell office:value-type="float" office:value="103.5">
                <text:p>103.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Atria</text:p>
                <draw:g>
                  <svg:desc>Sheet1.A25:Sheet1.A25</svg:desc>
                </draw:g>
              </table:table-cell>
              <table:table-cell office:value-type="float" office:value="16.25">
                <text:p>16.25</text:p>
                <draw:g>
                  <svg:desc>Sheet1.B25:Sheet1.D25</svg:desc>
                </draw:g>
              </table:table-cell>
              <table:table-cell office:value-type="float" office:value="28.75">
                <text:p>28.75</text:p>
              </table:table-cell>
              <table:table-cell office:value-type="float" office:value="107.4">
                <text:p>107.4</text:p>
              </table:table-cell>
            </table:table-row>
            <table:table-row>
              <table:table-cell office:value-type="string">
                <text:p>Endo</text:p>
                <draw:g>
                  <svg:desc>Sheet1.A26:Sheet1.A26</svg:desc>
                </draw:g>
              </table:table-cell>
              <table:table-cell office:value-type="float" office:value="11">
                <text:p>11</text:p>
                <draw:g>
                  <svg:desc>Sheet1.B26:Sheet1.D26</svg:desc>
                </draw:g>
              </table:table-cell>
              <table:table-cell office:value-type="float" office:value="86.75">
                <text:p>86.75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Pro-epi</text:p>
                <draw:g>
                  <svg:desc>Sheet1.A27:Sheet1.A27</svg:desc>
                </draw:g>
              </table:table-cell>
              <table:table-cell office:value-type="float" office:value="34.25">
                <text:p>34.25</text:p>
                <draw:g>
                  <svg:desc>Sheet1.B27:Sheet1.D27</svg:desc>
                </draw:g>
              </table:table-cell>
              <table:table-cell office:value-type="float" office:value="163.25">
                <text:p>163.2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Peri</text:p>
                <draw:g>
                  <svg:desc>Sheet1.A28:Sheet1.A28</svg:desc>
                </draw:g>
              </table:table-cell>
              <table:table-cell office:value-type="float" office:value="18.5">
                <text:p>18.5</text:p>
                <draw:g>
                  <svg:desc>Sheet1.B28:Sheet1.D28</svg:desc>
                </draw:g>
              </table:table-cell>
              <table:table-cell office:value-type="float" office:value="45.25">
                <text:p>45.25</text:p>
              </table:table-cell>
              <table:table-cell office:value-type="float" office:value="103.2">
                <text:p>103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